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color="#032726"/>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許世勤   |  2021.11.24 09:30   |   <text:a xlink:type="simple" xlink:href="http://palinfo.habago.org/Entry?Command=Information_PrintForum&amp;iPage=1#FORUM41229"><text:span text:style-name="T1">#</text:span></text:a></text:p>
      <text:p text:style-name="P3">最近似乎是「感恩節」，美國白人慶祝他們第一次收成的節日，但是對於印地安原住民來說，卻是無窮無盡苦難的開始。白人的文化總與暴力掠奪脫離不了關係，表面卻用上了各種華麗的掩飾。中國人講求投桃報李，需要知恩圖報，但歷史上白人的選擇卻是對恩人開槍。 <text:line-break/><text:line-break/>「感恩節」不知道在感恩什麼？用屠殺、奴役與掠奪，來「報答」教會他們在美洲大陸生存技巧的印地安原住民？對美洲原住民來說，「感恩節」是他們的國殤日。掠奪成性的文化延續到了新自由主義，美國多數無業或失業的民眾流於藥物濫用，死於藥物濫用的民眾以每年29%的速度成長。所以美國這一套代表了「普世價值」？ <text:line-break/><text:line-break/>西方慣於宣傳的「哥倫布『發現』美洲『新大陸』」？但印地安原住民早在美洲大地上落地生根，哥倫布不過是「遇見」美洲，何來「發現」？美洲也不是什麼「新大陸」，那是白人的無知。這種以西方觀點出發的「發現新大陸」，必需在21世紀徹底改寫，中華文明以人為本的理性文化本質會給世界帶來新的答案。 <text:line-break/><text:line-break/>最近祖國政府在中美元首視訊後，謹守承諾，決定放行原油儲備，幫助美國減緩通膨壓力與平穩油價，但這樣真的值得嗎？按造美國的過往經歷，他們不過是一群白眼狼，拿到好處再背後開一槍是很有可能的，這個不能不防。</text:p>
      <text:p text:style-name="P2">陳真   |  2021.11.24 03:14   |   <text:a xlink:type="simple" xlink:href="http://palinfo.habago.org/Entry?Command=Information_PrintForum&amp;iPage=1#FORUM41228"><text:span text:style-name="T1">#</text:span></text:a></text:p>
      <text:p text:style-name="P4">(續2021.11.23 02:37) <text:line-break/><text:line-break/>其實我比較喜歡空口說白話，不喜歡引經據典搞材料，因為就像在寫教材，很費勁，而且掛一漏萬，畢竟我們懂的東西何止(學富)五車，五棟房都不只，難以窮盡。 <text:line-break/><text:line-break/>情感無法轉移，我沒法讓你愛我所愛，知識同樣也難以搬遷，我沒法把我懂的東西直接輸入你的腦袋。因此，當我講出一句空口白話，你會以為 "這麼簡單，那我也會講"，彷彿我們只是在各抒己見，其實天差地遠。我的一句空口白話，背後可有多少寒窗苦讀與思索在裏邊。 <text:line-break/><text:line-break/>但我知道你不會信，你會以為別人跟你一樣只是憑空瞎想、空口白話，於是，許多時候我們只好做點傻工夫，引經據典亮證據，以便取信於人，證明我所言不虛。可是，這種寫法其實很累，而且簡直不可能，掛一漏萬，哪寫得完？很多東西，光是一句白話，若真要寫，得寫上幾本書的巨量才有可能陳述一二。 <text:line-break/><text:line-break/>我要是有個量子頭腦外加無限隻手就好了，彈指之間，就能窮盡吾人所知。 <text:line-break/><text:line-break/>臨床上，我這一科比較特別，病人及家屬往往以為他們比醫生還厲害，病識感很差，明明無知透頂，卻總以為一己之見多麼不凡。許多時候，臨床上也好，生活周遭也罷，看盡人事滄桑，心裏總是特別難過。他人之苦，感同身受；我往往得自個兒鑽進洞裏，給自己療傷止痛。明明有一條康莊大道偏不走，地獄無門卻硬要闖進來。 <text:line-break/><text:line-break/>小自個人或一個社會、一個島，大至整個世界也一樣，取之不盡的悲劇素材，說是天意，不如說是人為。是非利害簡單清楚，但大多時候，人們卻視而不見，聽而不聞，反倒相信蠢話鬼話，討伐忠良，卻對人渣歹徒奉若視明。也許羅素百年前的感嘆是對的，聖經對於聰明才智無一字好評，但這世界最大的問題卻始終脫離不了理性之蒙眛。 <text:line-break/><text:line-break/>我的同學來找我，想問我如何推展一個運動，並希望我支持他的 "愛的疫苗" 行動，歌頌愛，鼓吹愛，改造世界。 <text:line-break/><text:line-break/>黨外之後，我持續寫了三十幾年，他卻以為我一個字也沒再寫。我告訴他我持續寫了上千萬字。他想看，我說別看，看了只是毀滅我的形象，傷了你的心，因為裏頭全是恨。 <text:line-break/><text:line-break/>我這位同學，前些日子才剛剛跟陳建仁一同受邀，同台演講，主題就是愛。陳建仁的演講題目是 "在嚴峻疫情時代，以愛與和平促進全球團結"，呼籲大家不要再吵什麼疫苗了，大家要團結(我猜後面應該還會有一句 "捍衛民主自由")。 <text:line-break/><text:line-break/>我很想跟我同學說，你難道不知道這位陳建仁是高端黑心疫苗的推銷員？操弄疫苗常識，滿口謊言。但我終究沒把這些話說出口，因為我知道 "溝通" 太難了，理性的力量事實上很難起作用。起作用的是麥克風，是社會地位，是主流之聲，是操盤者的意志。一般人連最簡單、最微不足道的一點醫學常識尚且如此蒙眛混沌而難以溝通，何況其它。</text:p>
      <text:p text:style-name="P2">鄭豐遠   |  2021.11.23 18:51   |   <text:a xlink:type="simple" xlink:href="http://palinfo.habago.org/Entry?Command=Information_PrintForum&amp;iPage=1#FORUM41227"><text:span text:style-name="T1">#</text:span></text:a></text:p>
      <text:p text:style-name="P3">原來長津湖已經變成第一名了。兩個禮拜前和鈺錠去電影院看另一部聽說很受歡迎的 "峰爆"，描述中國鐵道兵的故事，結果有點失望，拍得不是很好。導演大概覺得攀岩很帥，片子裡有很多攀岩的畫面，一般觀眾可能覺得帥爆了。但我是攀岩人，過去十一年至少花了三千個小時在岩館裡，對這些畫面，我只能說比扯蛋還扯。不過拍電影嘛，怎麼扯都行，但重點是故事說得不好。 <text:line-break/><text:line-break/>不過我並不是想批評，而且相反，中國電影隨著中國的復興，也在不斷嘗試和蛻變，一定會愈來愈好。好來汙都我們能忍受好幾十年了，國片沒有理由不給它時間更上一層樓。 <text:line-break/></text:p>
      <text:p text:style-name="P2">陳真   |  2021.11.23 12:45   |   <text:a xlink:type="simple" xlink:href="http://palinfo.habago.org/Entry?Command=Information_PrintForum&amp;iPage=1#FORUM41226"><text:span text:style-name="T1">#</text:span></text:a></text:p>
      <text:p text:style-name="P4">長津湖應該是票房冠軍。 <text:line-break/><text:line-break/>我這一生最大的成就就是我的母語是中文，我因此能深入體會中華文化的美麗與哀愁。 <text:line-break/><text:line-break/>這也是我現在對兩個五六歲小女孩最擔心的一點，島內低能腦殘仇中反華徹底剝奪中國文化教育的人渣洗腦機制，讓我很煩惱。兩岸再不統一，正常教育再不恢復，我恐怕得被迫搬家到大陸，好讓小孩接受正當正直正常的教育。 <text:line-break/><text:line-break/>我不希望小孩長大之後變成一個沒有文化底蘊不懂中華文化的某種領域之專家。她們可以什麼都不專，可以做任何工作，但不能不是個具有完整文化與歷史內涵的中國人。 <text:line-break/><text:line-break/>至於她們懂不懂莫扎特，喜不喜歡巴哈，會不會念洋詩，能不能參透維根斯坦，其實是無關緊要的。這些東西頂多是次要，你得先有根，有底蘊，再來說些枝枝葉葉的事也不遲。</text:p>
      <text:p text:style-name="P2">鄭豐遠   |  2021.11.23 06:09   |   <text:a xlink:type="simple" xlink:href="http://palinfo.habago.org/Entry?Command=Information_PrintForum&amp;iPage=1#FORUM41225"><text:span text:style-name="T1">#</text:span></text:a></text:p>
      <text:p text:style-name="P3">長津湖據說是全中國影史票房第二名 (第一名是戰狼2)，12 月 2 號將在澳洲上映，依照經驗，很可能不到一個禮拜就下檔，這類電影，除了中國大陸，幾乎會被全球封殺、消音。我能夠想像這是一部什麼樣的電影，而且不用看也知道，我所理解的抗美援朝比這電影來得感人千百倍。 <text:line-break/><text:line-break/>已經約好幾個大陸朋友一起去看，其中一位六十多歲，父親就是當初抗美援朝的志願軍，我還記得當我和她說我很認同抗美援朝戰爭時，她在電話中異常激動的反應，彷彿找到了什麼知音似的。她說，海外生活多年，她發現海外的中國人並不是都那麼愛國。 <text:line-break/><text:line-break/>說愛國其實太沉重了，但離開了土生土長的台灣這些年，我才發現，原來我不需要急著去學習西方的那些歷史或藝術文化，我們自己家裡的那些事就已經十分豐滿而動人。</text:p>
      <text:p text:style-name="P2">陳真   |  2021.11.23 02:37   |   <text:a xlink:type="simple" xlink:href="http://palinfo.habago.org/Entry?Command=Information_PrintForum&amp;iPage=1#FORUM41224"><text:span text:style-name="T1">#</text:span></text:a></text:p>
      <text:p text:style-name="P4">很希望能挖出多一點時間，來寫一些也許有助於讓兩岸避免災禍的文章，可惜事與願違。 <text:line-break/><text:line-break/>我知道很多事，龐大的資料與事實，但我僅剩的一點幾乎是以秒計算的時間和體力，卻只能寫一些像這樣一種不需引據說明的“空口白話”。 <text:line-break/><text:line-break/>我的備忘錄上載明上週五長津湖將在台灣上映，結果卻發現該片審查尚未通過。依照人渣黨的定義，不管是哪一種資訊與文化項目的審查，就是一種獨裁暴力。但是，這個定義卻從來不適用於人渣自身。 <text:line-break/><text:line-break/>這不是什麼雙標，人渣們始終只有一標：真理是瞬息萬變，隨時可以調整的，凡是當下對己身有利者，便是至善真理，反之就是邪惡。這一秒至善至美的真理，下一秒馬上可以說成萬惡不赦。這群人渣的品性之齷齪，已非言語所能形容。 <text:line-break/><text:line-break/>再怎麼醜陋的人性，我都能想像，但我很難想像一個人到底是要低能腦殘到何種程度，才會去支持這樣一群無惡不作無所不貪的人渣歹徒？ <text:line-break/><text:line-break/>話說長津湖這電影，導演之二是我喜歡的陳凱歌和徐克，特別是陳凱歌，雖然爛片一堆（例如什麼無極），但是好導演的爛電影我也從來不放過，就像柯波拉，無聊片也是有的，但他拍什麼我就看什麼，從來不挑，畢竟誰能拒絕能夠拍出像霸王別姬或教父那樣電影的人？ <text:line-break/><text:line-break/>我很期待長津湖的上映，但我並不期待它會是什麼藝術電影，畢竟很難有迎合大眾口味的所謂大片會是好電影。 <text:line-break/><text:line-break/>很多台灣人可能不知道，每天自我陶醉什麼言論自由的台灣，一年只允許十部大陸電影進口。這也是為什麼我們已經長達十幾年沒法在台灣看到周星馳電影的原因，因為它始終沒抽中籤。 <text:line-break/><text:line-break/>光憑封鎖大陸資訊和文化作品入境這一點，人渣黨就應該被唾棄。 <text:line-break/><text:line-break/>長津湖運氣不錯，有抽中，卻硬是被攔了下來，人渣黨說要審查。審查結果如何，不得而知。</text:p>
      <text:p text:style-name="P2">A hsin   |  2021.11.21 23:28   |   <text:a xlink:type="simple" xlink:href="http://palinfo.habago.org/Entry?Command=Information_PrintForum&amp;iPage=1#FORUM41223"><text:span text:style-name="T1">#</text:span></text:a></text:p>
      <text:p text:style-name="P3">遏阻Deepfake換臉A片 法務部提修法最重關七年 <text:line-break/><text:a xlink:type="simple" xlink:href="https://udn.com/news/story/7321/5897568"><text:span text:style-name="T2">https://udn.com/news/story/7321/5897568</text:span></text:a><text:s/><text:line-break/><text:line-break/>第五， 增訂製作或散布他人不實活動、言論、談話影音罪。於刑法第36章「妨害電腦使用罪章」，增訂第362條之1修正草案，亦即增列意圖散布而以電腦合成或其他科技方法製作關於他人不實之活動、言論、談話之影音或其電磁紀錄，以及散布、播送、交付或以他法供人觀覽之處罰規定，並增列意圖營利之加重處罰規定。 <text:line-break/><text:line-break/><text:line-break/>比起其他重大事件，這次修法很快，是不是藉由小玉事件來管制網路言論。</text:p>
      <text:p text:style-name="P2">A hsin   |  2021.11.21 13:54   |   <text:a xlink:type="simple" xlink:href="http://palinfo.habago.org/Entry?Command=Information_PrintForum&amp;iPage=1#FORUM41222"><text:span text:style-name="T1">#</text:span></text:a></text:p>
      <text:p text:style-name="P4">最近物價感受明顯上漲，不論是食衣住行各方面，連電信費和健身房月費也在漲， <text:line-break/>感受從沒這麼強烈過。 <text:line-break/><text:line-break/>以前馬政府油電雙漲大家都很生氣，現在媒體被控制很厲害，都沒聲音， <text:line-break/>但是心中怨氣會想找出口，無法找當權者或既得利益者，慘的就是一般民眾， <text:line-break/>今後社會案件很可能會越來越多。</text:p>
      <text:p text:style-name="P2">柳春春阿忠   |  2021.11.21 07:07   |   <text:a xlink:type="simple" xlink:href="http://palinfo.habago.org/Entry?Command=Information_PrintForum&amp;iPage=1#FORUM41221"><text:span text:style-name="T1">#</text:span></text:a></text:p>
      <text:p text:style-name="P3">建議保留親系譜，繼續寫，然後貼在上頭。 <text:line-break/>事實上我比較愛看親系譜上有關「風花雪月」的文字。</text:p>
      <text:p text:style-name="P2">陳真   |  2021.11.21 00:25   |   <text:a xlink:type="simple" xlink:href="http://palinfo.habago.org/Entry?Command=Information_PrintForum&amp;iPage=1#FORUM41220"><text:span text:style-name="T1">#</text:span></text:a></text:p>
      <text:p text:style-name="P4">(續前) <text:line-break/><text:line-break/>差不多是1995年以後，我才把稿子投給中國時報，給了兩次稿之後，我就後悔了。為什麼呢？因為事先說好一個字也不能刪不能改，卻依然被刪改了。我打電話去報社罵編輯，對方覺得自己很無辜，她說她只改了 "不重要" 的幾個字。問題是，對你也許不重要，對我卻很重要。 <text:line-break/><text:line-break/>我記得那篇稿子是談論台灣醫界與藥商之間利益掛勾的純粹 "概念" 問題，不涉黑暗內幕，純粹只是從倫理學上談概念；寫得很平和，就像在寫社論那樣。但是，那樣一篇刻意文謅謅、刻意淡化衝擊、純粹談概念的文章，事實上卻還是持續引起軒然大波。不過我現在不是要講這個，而是要講主流媒體的現實影響力之巨大。 <text:line-break/><text:line-break/>至於另一篇給中時的稿子，時間是1996年，其實連文章也稱不上，只是很簡短的兩三百個字，談到連戰來到公費留學生的營隊。連戰當時身為副總統，並和李登輝搭檔，準備參選第一次總統民選。我對連戰並無惡感。 <text:line-break/><text:line-break/>事情是這樣： <text:line-break/><text:line-break/>1995年，我考上教育部公費留學，是"倫理學"學門的惟一錄取者。教育部強迫每個考上的人都必須參加一個三天兩夜的營隊，教你怎麼吃西餐，或是教你懂得一些海外的生活狀況。 <text:line-break/><text:line-break/>第一天晚上，教育部便通知說，最後一夜將會有 "貴賓" 蒞臨，所以會舉行一個晚會，要求大家在晚會上準備一些才藝表演，會彈吉他的談吉他，會吹口琴的吹口琴，獻給貴賓觀賞。貴賓是誰呢？就是當時正在競選的連戰。 <text:line-break/><text:line-break/>我那文章就是在批評連戰不應該來到公費留學生的場合，畢竟他是候選人，理當避嫌。更重要的是，讀書人怎麼會窩囊到想要表演什麼才藝給政治人物欣賞呢？不會太沒出息嗎？ <text:line-break/><text:line-break/>我那篇根本不是什麼文章的文章刊出後，我很驚訝地發現，周遭每個人幾乎全都知道了這件事，連醫院打掃的歐巴桑也知道，可見當年主流媒體中國時報之無孔不入；並且還謠傳說我當面拒絕和連戰握手。其實沒有這回事。我根本連晚會也沒出席就直接提早走人了，哪有機會握手？幾年後，都陸續還有一些陌生人談起這事，說我拒絕和連戰握手。 <text:line-break/><text:line-break/>我提這事是要說，我在黨外雜誌及一些非主流媒體寫了十幾年的文章、文宣和傳單，一般人根本不知道我是誰，很多醫院同事恐怕都還不知道我會寫字。可是，一篇短短一兩百字的投書，登在當年呼風喚雨的中國時報上，居然周遭所有人馬上全都看到了。這說明了主流媒體如何牢牢掌控了資訊；它們想捧誰，誰就會紅；它們想散播任何一則謠言，輕易就能把它包裝成真理。當年的中國時報和民生報及聯合報，不斷把我描繪成包藏禍心的野心陰謀份子，我就是過街老鼠般的野心陰謀份子。 <text:line-break/><text:line-break/>我並非想說我們應如何發揮影響力與能見度或知名度，而只是說，麥克風就是這麼一回事。誰掌控了媒體，誰就擁有了真理。 <text:line-break/><text:line-break/>1994年，我曾經和我同學陳仁達醫師無預警地在華視大門口前禁食靜坐三天三夜，席地而睡，活動名稱叫做"禁食呼籲，改造媒體"。我在自己寫的傳單中提到，台灣的主流媒體，包括電視與報紙，除了發刊日期和氣象預報正確之外，其它幾乎統統都不可信，全是謊言或扭曲與渲染，要不就是刻意抬舉、片面呈現或偏頗報導，從來都不是基於事實與正直原則，而是存心把媒體做為一種殺人於無形的攻擊武器與洗腦專用之政治工具。 <text:line-break/><text:line-break/>刺激我去做這件事的直接原因是，我直到1994-1995年當上沙鹿童綜合醫院精神科主任之後，才終於有錢買電視。那時候，陳定南正在和宋楚瑜競爭台灣省長。有一天，我打開電視，居然看到各家電視台大幅報導陳定南涉嫌某些帳目不清，引起十幾位漁民與工人抗議。事實上，那完全就是抹黑，那些抗議者其實就是由國民黨動員請來表演抗議。 <text:line-break/><text:line-break/>清廉得像聖人一般的陳定南，卻反而遭到滿朝貪官污吏那一方鋪天蓋地的抹黑，猶如骯髒齷齪貪婪到極點的人渣黨，鋪天蓋地抹黑一介不取、有著嚴重道德潔癖的馬英九和韓國瑜。 <text:line-break/><text:line-break/>當我看到抹黑陳定南的假新聞時很生氣，但我忍了下來，一直忍到省長選舉結束，我才跑去華視大門口禁食靜坐三天三夜，就睡在路邊的地上，冬天非常冷，其中有一天還下雨。但是，我們的一點辛苦，卻引起很大的迴響，數千人來到現場，簽名，獻花，打氣。林義雄也來到現場，表達支持。 <text:line-break/><text:line-break/>我之所以刻意選在選舉之後才做這事，是因為我知道選舉期間人潮多，激情旺盛。可我並不在意群眾人數多少，而是希望當選舉激情褪去之後，人們倘若還能關注媒體被黨政軍一手壟斷、整天造謠抹黑的問題，那樣一種熱情，也許比較客觀與中立，而非透過各方選舉動員而來，反而掩蓋問題的是非本質。 <text:line-break/><text:line-break/>絕大多數社會參與者，理論上應該都希望能夠擴大影響力。這當然是對的，公眾議題當然要擴大影響力。但我自己卻始終有著自己的一套美感，我從來沒有那樣一種企圖。我希望議題公眾化，但我希望自己別因此而成為一名公眾人物。箇中原因微妙，難以言喻。 <text:line-break/><text:line-break/>總之，我個人相當排斥公眾化。簡單這麼說，我覺得，我寫的東西，因其特殊的表達方式與內涵，似乎只適合在一種極少數人的圈子裏頭流傳，一旦公眾化，往往就會遭受更大的誤解與扭曲。許多時候，它其實就像一種日記或告白，只能以某種方式閱讀，就好像情書或家書絕不適合貼在布告欄供大家閱讀一樣。林覺民如果把他的 "與妻訣別書" 投稿在主流媒體，廣為宣傳，你覺得適合嗎？ <text:line-break/><text:line-break/>侯孝賢說，"背對觀眾，才是創作的開始"。我覺得有些東西雖非創作，但道理是一樣的，你得背對觀眾，才有可能告白。沒有人寫家書寫情書是存心要給很多人看的，那就少了真心與純粹，而是演戲了。 <text:line-break/><text:line-break/>也許你會說，連事關公眾事務的文章也不適合廣為流傳嗎？當然不是說絕對不行，而只是說，公眾化從來不曾帶給我一絲愉悅，而只是累積更多的誤解、扭曲與痛苦。 <text:line-break/><text:line-break/>亨利梭羅說，"我沒法說服你，但我總有可能說服你的孫子吧？" 這話很動人，但我其實也沒有那樣的自我期許。可我相信，一個東西或一個人、一篇文章，如果有它的內在價值，就比較不會因為外在時空與人事變換而消失。 <text:line-break/><text:line-break/>也就是說，一個人或一個東西，如果 "保存期限" 夠長的話，就比較不容易過期。活著時，人們也許對之漠然無感，近在眼前卻不識其人，甚至嗤之以鼻。但是，也許你的兒子或孫子總有一天會認識他，並為之灑下熱淚也說不定。我想，我的兩個女兒，將來也許也會為這份有著她們自身的一份血淚在裏頭的 "遺產" 而長夜哭泣。 <text:line-break/><text:line-break/>我對聖方濟的祈禱文很感動，他提到，祈求上帝讓我不求別人的了解而能了解別人。朴贊郁的電影《Thirst》（蝙蝠）裡頭，吸血鬼神父也有一段祈禱文如下： <text:line-break/><text:line-break/>「主啊，求祢讓我像血肉潰爛的痲瘋病患，人人躲避；如斬斷四肢的人士，無法移動分毫；求祢將我兩頰奪去，讓眼淚無法流於其上；將我唇舌撕碎，使我無法以之犯罪；拔除雙手指甲，讓我無可掌握；扭曲我的手臂肩膀，讓我連最輕之物也難以承受；讓我像腦瘤病患般無從做出評價；蹂躪我曾立誓之肉體貞潔，使我毫無尊嚴；置我於永恆恥辱之中，無人願為我禱告；惟求主之憐憫。」 <text:line-break/><text:line-break/>這是我生平最喜歡的一段祈禱文，特別是每當我想到最後那三句，就不禁要熱淚盈眶。但我其實連說 "我喜歡" 這段祈禱文的資格也談不上，畢竟有誰真能如此 "無我"？承受再大的疼痛或痛苦都很容易，承受全盤的誤解卻很難。 <text:line-break/><text:line-break/>我寫了很多書，只是至今從未出版，不見天日。其中有一本書打算就叫做 "維根斯坦與梅豔芳"。書名是取自我在2004年寫的一篇文章： <text:line-break/><text:line-break/><text:a xlink:type="simple" xlink:href="http://kinship.habago.org/archives/2005/05/29/11.02.27/"><text:span text:style-name="T2">http://kinship.habago.org/archives/2005/05/29/11.02.27/</text:span></text:a><text:s/><text:line-break/><text:line-break/>也許尼采說得對，"所有哲學都是自傳"。我們今天講這人，說那事，聊這個、談那個，無論如何抽象玄妙，其實全是在談自己。 <text:line-break/><text:line-break/>維根斯坦與梅豔芳是兩個八竿子打不著一點邊的人，卻似乎有著一些共同點，就如同我給Alan Turing 寫的另一篇文字末尾所寫道：羅曼羅蘭有句話這麼說：「只要有一雙真誠的眼睛陪我們哭泣，我們就沒有白白為生命受苦。」Turing 也好，維根斯坦或梅豔芳也罷，倘若幽魂地下有知，我希望他們不要再感孤單，因為我們彷彿已能理解他們的真情，不只是他們的，還有眾人的。 <text:line-break/><text:line-break/>後記： <text:line-break/><text:line-break/>"生命親系譜" 跟 "巴勒網" 同時創立，屬性略有不同。 <text:line-break/><text:line-break/><text:a xlink:type="simple" xlink:href="http://kinship.habago.org/archives/2005/01/04/17.03.44/index.php"><text:span text:style-name="T2">http://kinship.habago.org/archives/2005/01/04/17.03.44/index.php</text:span></text:a><text:s/><text:line-break/><text:line-break/>親系譜比較偏個人性質，比較風花雪月，同時也放進一些事實上不是哲學外行人能輕易理解但也不至於太難的筆記。後來，因為發現學界多起抄襲或剽竊想法，所以我就把這些哲學筆記逐一刪除或隱藏。 <text:line-break/><text:line-break/>親系譜和巴勒網原本力隸屬同一網路空間 (希望我這段科技敘述是正確的)，後來因為擔心所謂駭客攻擊，所以把兩者分家。巴勒網每年付出高價，另外獨立，而親系譜則持續留在原處。後來我覺得當時是多慮了，多花了大錢。並非說網路駭客攻擊不存在，而是說，依我們一般人或一般網站的防衛能力，恐怕只能防範一些小毛頭。今天，倘若情治單位真的想破壞網站，你哪防範得了？ <text:line-break/><text:line-break/>我對網路種種，與文盲無異，毫無概念，至今不懂什麼是網站空間、什麼伺服器之類究竟是何意。原本一直以為親系譜一年只花幾百元，最近才知道原來一年也要花上四千多元。這讓我陷入一個兩難。 <text:line-break/><text:line-break/>巴勒網目前是依靠眾人捐款運作，每年要花一萬元網站維護費。但是親系譜卻只能自掏腰包，畢竟是比較屬於個人性質的網站。雖然也有很多反美帝反核武以及人權和動物權的文章，但我在上頭寫東西感覺比較私密一些，巴勒網太多觀眾了。 <text:line-break/><text:line-break/>可是，一聽到一年要四千多元的網站租金，我就痛心疾首，心如刀割，原來我們一直這樣在花大錢維持一個已經不再運作的網站，值得嗎？實在很猶豫。徹底讓它消失，卻又覺得有點狠不下心來，尤其是李丹於2003年在河南成立、免費收留愛滋病兒童的東珍小學，和我之間的淵源，另外還有我仰慕的高耀潔和桂希恩醫師，以及我和當時大陸不斷爆發的愛滋病問題之間的種種關係連結與記憶，讓我實在難以割捨。 <text:line-break/><text:line-break/>親系譜左上角的LOGO那隻很可愛的兔子，就是東珍小學一位小朋友所畫的作品。難道我就要這樣把這段記憶，以及因之而創立的網站，整個一筆勾銷？ <text:line-break/><text:line-break/>另一方面，我覺得每年花四千多元養一個我不再寫作的網站，似乎也很浪費。最近，想到一個折衷辦法，也許就是找時間把親系譜的文章，慢慢一篇一篇一則一則搬家到巴勒網(但我懷疑我還有多少時間能做這事)。 <text:line-break/><text:line-break/>另外一個作法則是：我繼續在親系譜寫東西(大家當然也能照樣留言)，風花雪月的或動保方面的或有病呻吟的文章，就放在親系譜，至於公眾性質比較強的就放巴勒網，這樣才不會白白浪費一年四千多元的租金。 <text:line-break/><text:line-break/>我會再考慮看看應該怎麼做比較好。在親系譜貼照片很容易，但我到現在都還不知道怎麼在巴勒網貼。許多時候很想貼，但是，一想到要在巴勒網貼照片如此艱難，我就放棄了。</text:p>
      <text:p text:style-name="P2">鄭豐遠   |  2021.11.19 16:40   |   <text:a xlink:type="simple" xlink:href="http://palinfo.habago.org/Entry?Command=Information_PrintForum&amp;iPage=1#FORUM41219"><text:span text:style-name="T1">#</text:span></text:a></text:p>
      <text:p text:style-name="P3">巴勒網的讀者們，在看過 "生物武器：一個更陰暗的未來" 系列後，不知對美國這個國家是否還存有一絲的信任或幻想? <text:line-break/><text:line-break/>你是否還認為新冠病毒是對付中國人的生物武器這一說法，只是某種陰謀論或妄想? 我承認過去很多時候我和大多數人一樣都太天真了，對人性邪惡一樣的理解程度太淺薄了。事實上，美日鬼子在七十年前的朝鮮戰爭中就已經對中國發動過駭人的生物戰，如出一轍的作法，如出一轍的發展。不相信的人，不妨花時間看看這則影片: <text:line-break/><text:line-break/>美国投毒，中国抗疫，抗美援朝的另一面【乌鸦校尉】 <text:line-break/><text:span text:style-name="T2">https://youtu.be/M5QD5wz9Xb8 </text:span><text:line-break/><text:line-break/>這些歷史說明了一件事，那就是七十年來美國人並沒有變，同樣地中國人更沒有變。邪惡無恥的仍然邪惡無恥，良善勇敢的依舊良善勇敢。</text:p>
      <text:p text:style-name="P2">鄭豐遠   |  2021.11.19 05:08   |   <text:a xlink:type="simple" xlink:href="http://palinfo.habago.org/Entry?Command=Information_PrintForum&amp;iPage=2#FORUM41218"><text:span text:style-name="T1">#</text:span></text:a></text:p>
      <text:p text:style-name="P3">謝謝萬康分享這些影片，這個小品節目幾年前看過。中國人對蘇聯有著一種特殊的情感，不瞭解那份歷史背景的人可能不容易理解，一般台灣人可能根本不知道這是在演什麼。 <text:line-break/><text:line-break/>這或許也是中國崛起的一個重要意義，有句話說歷史是勝利者所書寫，誠然不同人眼中的歷史面貌或有不同，但西方人謊話連篇，為了打擊異己及自身利益，往往連一些基本事實都能否認，甚至把白的說成黑的。比如西方為了妖魔化抹黑俄國，如今竟然把蘇聯說成二戰時德國法西斯同路人。洋鬼子如此顛倒是非，也難怪如此懼怕中國，因為中國人記性很好，歷史感強，而且有考古精神，善於挖掘歷史資料並以儘量客觀看待，對誠信及一致性有很強的自我要求。單這一項民族特質，就足以改變世界。 <text:line-break/><text:line-break/>蘇聯究竟付出多大犧牲，以幾乎一己之力在戰場上挫敗德國納粹，改變二戰走向，其實只要有心，中文相關資料到處都是，隨處可得，包括影片，比如下面這個: <text:line-break/><text:a xlink:type="simple" xlink:href="https://youtu.be/mYJUIEeDbJY"><text:span text:style-name="T2">https://youtu.be/mYJUIEeDbJY</text:span></text:a><text:s/><text:line-break/><text:line-break/>由於英美歐與俄羅斯的對抗，嘗握全球話語權的西方如今已經把這些基本歷史事實給消音，甚至改寫成完全相反的面貌，藉以妖魔化對手，削弱敵人在道德上的位置。這就是西方人一貫的作法和品性。 <text:line-break/><text:line-break/>同樣慘烈的朝鮮戰爭 (抗美援朝/韓戰) 也是，1950 年新中國剛建國，美國等洋鬼子蠢蠢欲動，想透過朝鮮入侵，為了維護基本國家安全，(在蘇聯支持下) 中國一個打十六個，在戰場上挫敗以美國為首的聯合國軍，讓西方人在之後的半個多世紀不敢再進犯。一個對民族尊嚴乃至世界格局具有如此重大意義的事件，直到幾年前，全世界根本沒有人去談論。我在幾年前問起一些年輕的大陸朋友，有些甚至不知道這究竟是什麼樣的一場戰爭。 <text:line-break/><text:line-break/>當然，這一部份是出於中方在幾十年內為了維護中美關係的前提下，不願意舊事重提，以免傷了美國 ”面子”，造成不必要的磨擦。但所謂給你臉你不要臉，如今中國也不再避諱談抗美援朝了。 <text:line-break/><text:line-break/>前陣子看到這個訪談: <text:line-break/><text:a xlink:type="simple" xlink:href="https://youtu.be/jsWeb7sbkkA"><text:span text:style-name="T2">https://youtu.be/jsWeb7sbkkA</text:span></text:a><text:s/><text:line-break/><text:line-break/>比起一般台灣人，我對抗美援朝應該算是比較瞭解了，但看完仍禁不住心中的強烈感動。我其實不期待別人和我有一樣的感受，畢竟每個人看待世界的方式不同，美感亦異，而且所謂歷史都是口述，一人有一個版本。即便如此，一些基本事實卻是不會變的，而由滿口謊言的洋鬼子書寫歷史的時代該到頭了，中國人將會給世界注入一股清流，讓人類少一點痛苦和可悲，讓和平成為可能。</text:p>
      <text:p text:style-name="P2">張萬康   |  2021.11.19 00:25   |   <text:a xlink:type="simple" xlink:href="http://palinfo.habago.org/Entry?Command=Information_PrintForum&amp;iPage=2#FORUM41217"><text:span text:style-name="T1">#</text:span></text:a></text:p>
      <text:p text:style-name="P4">這幾天沒人發文。容我發一個16分鐘的喜劇視頻。餘興一下。 <text:line-break/><text:line-break/>【小品】《我叫安德烈》 劉濤、沈騰 《喜劇總動員》第2期 20160917【浙江衛視官方超清1080P】 <text:line-break/><text:a xlink:type="simple" xlink:href="https://www.youtube.com/watch?v=OFdHPVvtLOE"><text:span text:style-name="T2">https://www.youtube.com/watch?v=OFdHPVvtLOE</text:span></text:a><text:s/><text:line-break/><text:line-break/>我看了好幾次，好笑，好看，而且（竟）有點感動。 <text:line-break/><text:line-break/>蘇聯紅軍在二戰很艱苦，狼狽，卻頑強，犧牲很大。這種東西台灣做不出。不光是台灣對蘇聯的眼光不友善的問題，而是台灣人普遍比較不懂某種人性的……那個。無論對蘇軍、德軍、日軍、美軍、八路軍、國軍、解放軍、人民志願軍、南韓軍、朝鮮軍、任何軍、傭兵，台灣人其實都是……一種勢利眼。這勢利眼的另一面是選擇性的濫情。 <text:line-break/>說到傭兵，1937抗戰以來，蘇聯空軍、美國空軍都來華助戰過，蘇聯先來，人數眾多，犧牲很大。直到德國打蘇聯才回去。蘇軍來華的時候美國還在賣石油給日本侵華。 <text:line-break/><text:line-break/>斯大林格勒戰役號稱史上最慘烈的巷戰，我想台灣朋友如果不知道上述這個訊息，只要有「心」也會因這段表演而心動。 <text:line-break/><text:line-break/>＃ <text:line-break/>再一個來， <text:line-break/><text:line-break/>這段歌舞也超感人，超活力，很真情。2015的。台灣歌手A-Lin（黃麗玲）帶爸媽等親戚的一段表演。在對岸的比賽節目。 <text:line-break/>黄丽玲 《一想到你呀》-《我是歌手 3》第九期单曲纯享 I Am A Singer 3 EP9 Song: A-Lin Performance【湖南卫视官方版】 <text:line-break/><text:line-break/><text:a xlink:type="simple" xlink:href="https://www.youtube.com/watch?v=GQirbHJBSp8"><text:span text:style-name="T2">https://www.youtube.com/watch?v=GQirbHJBSp8</text:span></text:a><text:s/><text:line-break/><text:line-break/>大陸朋友可從b站找，更完整，前面有製作單位去台東訪問A-Lin的爸媽。 <text:line-break/><text:line-break/>兩岸是一家人啊。 <text:line-break/><text:line-break/><text:line-break/></text:p>
      <text:p text:style-name="P2">陳真   |  2021.11.15 01:45   |   <text:a xlink:type="simple" xlink:href="http://palinfo.habago.org/Entry?Command=Information_PrintForum&amp;iPage=2#FORUM41216"><text:span text:style-name="T1">#</text:span></text:a></text:p>
      <text:p text:style-name="P3">我的文字恐怕很難在任何媒體上存活，特別是像臉書或YOUTUBE 之類，依英、美定義，我就是恐怖份子。 <text:line-break/><text:line-break/>最近，有個大學同學說想跟我碰面，想談談怎麼推展一種運動（campaign）。我跟他碰了面，他問我說，我在黨外時代寫了那麼多文章，為何三十年來一個字也不寫？聽他這麼說，我都笑了。我說我光是過去二十幾年來所寫的數量，至少是過去的幾十倍，甚至上百倍。 <text:line-break/><text:line-break/>他很訝異，感到不解，既然寫這麼多，為何從未見過？ <text:line-break/><text:line-break/>這話若是三十幾年前發問，其實也一樣。三十幾年前的主流媒體就是中國時報、聯合報、民生報之類，能容得下我一個字嗎？我寫再多，一般人哪會讀到我寫的東西？除非自己出版。 <text:line-break/><text:line-break/>不過，今昔畢竟不同。在過去，我連編寫個學校的醫學講義，只不過是寫給全班同學閱讀的考試筆記，只不過在講義空白處添寫了幾句課外旁白，都能引起情治單位大軍壓境，包抄印刷廠，扣押講義，更不用說那些忠黨愛國的主流媒體了。平常去郵局寄信，郵局甚至會公然要求檢查我寄出的掛號信，裏頭只要提到政治，往往就拒絕寄送，而且還會要求影印一份 "備案"。 <text:line-break/><text:line-break/>至於這年頭，言論表面上自由一些，但也只是表面上，照樣控制得滴水不漏。至於言論代價，在過去是面對槍炮黑牢，敵人是國家機器本身，現在則是面對無所不在、無惡不作的蟑螂網軍以及蛆一般存在的無數綠營支持者。過去慘烈，現在窩囊；面對蛆和蟑螂，能不窩囊嗎？過去是透過國家機器一次性算總帳，現在則是及時性的來自四面八方的無數抹黑，但是，人格毀滅的手法倒是始終一致。 <text:line-break/><text:line-break/>台灣人打從蔣介石年代就十分洋洋得意於所謂民主自由，真心相信自己被全世界所羨慕所推崇，就跟現在的人渣政權一樣，當年在美國的吹捧下，蔣介石也是被吹捧為 "世界的民主燈塔"。 <text:line-break/><text:line-break/>我常納悶，一個人到底是要蠢到何種地步，才會相信這些什麼民主自由的鬼話？台灣幾時有過什麼民主自由？真是活見鬼了。即便是韓國瑜或馬英九那一類的改革者也一樣，愚不可及，動不動就勉懷蔣公，動不動也是喊那一套什麼捍衛民主自由，說是我們比對岸更具優勢的什麼珍貴資產。不管藍綠，全是自欺欺人。 <text:line-break/><text:line-break/>在台灣，大概很少有人像我這樣，不管怎麼改朝換代，將近四十年來始終是被攻擊打壓被抹黑的極少數一方。絕大部份人卻剛好相反，不管怎麼改朝換代，不管藍綠勢力如何消長，始終緊緊依附著主流一方。 <text:line-break/><text:line-break/>雖然言論控制始終一致，甚至控制得比過去更加瘋狂與齷齪，毫不遮掩，但是，在這年頭，若真要擴大言論影響力，基本上還是相對容易太多了，只是我個人美感所致，不喜歡跟世界有太多直接的牽扯。 <text:line-break/><text:line-break/>我跟我那位說要發起 "愛的運動" 的大學同學說，我從大學二年級至今，幾十年來常有出版社開出優渥條件想幫我出書，但我從未同意。我說，我若要出版，文字數量恐怕足以出版超過一百本書。 <text:line-break/><text:line-break/>我不想談不出版或避免公眾化的原因或想法，因為這牽涉一種十分個人的美學態度，若非同類，不可能理解。 <text:line-break/><text:line-break/>我那位同學是基督徒，想推廣愛的運動，希望我支持。但我表示不認同。為什麼呢？因為我不知道自己憑什麼去呼籲別人心中要有愛，要力行基督的道路？那就好像叫人去跳火坑一樣。我們管好自己就好，憑什麼管別人？我自己都不敢走基督的路了，怎麼還敢叫別人上十字架？ <text:line-break/><text:line-break/>而且，愛既不可說，那就不要說，越說只是離得越遠。所謂愛這種東西，就像一人聖經，不出方寸之間，是一種私密世界，不應外展。 <text:line-break/><text:line-break/>所謂愛，也許就像火焰，你只需管好你自己是否著火冒煙就行，不用去叫別人也要發光發熱，那不是我們應該做的事，畢竟我們不是神，不是耶穌，沒有那麼偉大；以愛的代言人自居終究是可恥的。我倒是相信那些被眾人唾棄或遺忘的人事物裡頭也許還存在所謂愛，但我不相信任何光鮮亮麗輕鬆愜意美名加身之所謂愛。愛如果可以讓人這麼爽，這麼受歡迎，到處是掌聲與讚揚，鎂光閃閃，前途順暢，那麼，愛還需要推廣嗎？ <text:line-break/><text:line-break/>我的同學說，光是一個疫苗，台灣就整天吵來吵去。他覺得很不應該吵，而且顯然很認同高端疫苗推銷員陳健仁。他說，大家應該要團結，要相愛，不要再吵了。我問他，難道你希望我們跟邪惡事物團結在一起？ <text:line-break/><text:line-break/>我還說，還好你三十幾年沒見過我寫文章，否則你大概也不會來找我研究怎麼推廣 "愛的運動" 了。他想知道我到底是把文章發表在哪？我跟他說，一半發表在我的電腦裏，另一半比較通俗的，就發表在紀念若雪巴勒斯坦資訊網。 <text:line-break/><text:line-break/>但我勸他千萬別上巴勒網來看。他問說為什麼？我說，你看了我寫的東西應該會很反感才對。為什麼呢？因為我寫的全是仇恨，而且髒話粗話詛咒連篇，找不出一個愛字。 <text:line-break/><text:line-break/>為了避免讓他難堪，我原本企圖跟他談 "某個意義" 上的Negative Theology (否定神學)，不過後來沒法多談。簡單說：與其說我知道什麼是神什麼是愛，不如說我知道什麼不是。我知道貪婪腐敗不是，侵略佔領、姦殺擄掠不是，顛倒是非善惡、造謠抹黑也不是，殺害數千萬人以謀私利更不是，為了一己私利，把台灣推向戰火，為美國人充當炮灰傷害自己對岸同胞當然也不是。 <text:line-break/><text:line-break/>也許你會說，既然要寫，又不肯發揚光大，不跟世界接觸，寫來何用？其實有可能還是有用。畢竟一個東西，如果它保存期限比較長，那它眼前也許無用，百年之後說不定還是會有人意識到它的存在。知音不求多，一兩個就行。</text:p>
      <text:p text:style-name="P2">李宣樂   |  2021.11.12 16:19   |   <text:a xlink:type="simple" xlink:href="http://palinfo.habago.org/Entry?Command=Information_PrintForum&amp;iPage=1#FORUM41215"><text:span text:style-name="T3">#</text:span></text:a></text:p>
      <text:p text:style-name="P3">大概是我太常在Youtube上宣傳若雪巴勒網，希望同胞們趕快醒醒，結果現在被Youtube盯上了，只要用我的帳號PO巴勒網的文章或是提到若雪巴勒之類的關鍵字，馬上就會被系統刪除。我有請路人幫個忙PO若雪巴勒的字眼，倒是沒怎樣。</text:p>
      <text:p text:style-name="P2">陳真   |  2021.11.12 05:16   |   <text:a xlink:type="simple" xlink:href="http://palinfo.habago.org/Entry?Command=Information_PrintForum&amp;iPage=1#FORUM41214"><text:span text:style-name="T3">#</text:span></text:a></text:p>
      <text:p text:style-name="P4">台灣議和團芻議(16)：只有漢奸台奸，沒有台獨 <text:line-break/><text:line-break/>陳真 <text:line-break/><text:line-break/>2021. 11. 12. <text:line-break/><text:line-break/><text:line-break/>又有一個朋友過世了。他叫李應元。 <text:line-break/><text:line-break/>民進黨還是有好人，乾淨善良的人。李應元就是。 <text:line-break/><text:line-break/>反民進黨的人，不應該以為所有人都像那些當權者那樣骯髒腐敗。即使是反民進黨者所普遍厭惡的陳菊，同樣也是個好人。他們在政治上隨著變質後的民進黨幹了一些壞事，例如陳菊之栽贓抹黑黃俊英，例如李應元擔任柯文哲2014年競選市長的總幹事時，對連勝文之百般醜化與栽贓抹黑，雖非出自李應元本人，但他既然身為總幹事，就應為此負責；但是，基本上他們都不是什麼貪婪猥瑣之徒，不應該和那些從裏到外、自古到今，貪婪齷齪到爆的一大票人渣們視為同類。 <text:line-break/><text:line-break/>我惟一不能理解的是：一個好人為什麼會願意和人渣們共事，甚至成為人渣的部屬？這只是讓自己過去所承受的痛苦和努力失去應有的意義。 <text:line-break/><text:line-break/>北京最近列出一份所謂 "頑固台獨份子" 的懲戒名單，一共三人，一個是台獨局外人(游錫堃，也是個好人)，另外兩個則純粹是冒牌貨，台個屁獨，這些投機份子什麼時候從事過什麼台獨？真是荒唐透頂；這兩位始終就是哪兒有利益就往哪靠的投機份子，他們幾時是什麼台獨份子？根本從來都不是。 <text:line-break/><text:line-break/>我不知道像李應元那樣一種真正的台獨人士，看到這樣的什麼 "頑固台獨份子" 名單，心裏做何感想？他難道傻到連誰是投機份子的基本常識也不知道？當然不可能。目前市面上，人渣黨裏頭，過去曾經為台獨努力過的人，五根指頭就能數完，其他全是冒牌貨，台個屁獨，都是騙人的，權位私利才是他們追求的目標。 <text:line-break/><text:line-break/>一如北京的官方口頭禪，台獨確實就是一小撮人，比方說陳婉真，江蓋世，戴振耀，劉峰松，翁金珠，楊金海，史明、詹益樺、鄭南榕等等等，這些人才是真正的台獨，當然還有我。我們台獨人士根本從來一點也不曾敵視對岸，更不可能仇中反華。所謂台獨，乃是獨立於信奉法西斯的蔣家政權，獨立於當時充滿教條與動亂、充滿迫害與貧窮、整天說要血洗台灣的中共文革式政權。 <text:line-break/><text:line-break/>九零年代以後，台獨不見了，由漢奸取代。漢奸走狗之所為，純粹只是聽命於美日行事，操弄仇中反華，藉以在此一美日殖民政權底下吃香喝辣，坐擁高官厚祿。 <text:line-break/><text:line-break/>台灣需要的是解放，而不是什麼反台獨。台獨根本已經幾乎都不存在了，漢奸走狗卻到處都是，而且個個吃香喝辣，貪婪腐敗，無惡不作。 <text:line-break/><text:line-break/>現在根本就沒有什麼 "台獨份子"，更不用說 "頑固台獨"了；有的只是為了一己私利，不惜出賣台灣人民福祉與身家性命的漢奸走狗，純粹就是聽命於美國(軍火商)的一堆無恥走狗，以及給走狗當走狗的文人走狗。</text:p>
      <text:p text:style-name="P2">张证壹   |  2021.11.11 23:45   |   <text:a xlink:type="simple" xlink:href="http://palinfo.habago.org/Entry?Command=Information_PrintForum&amp;iPage=1#FORUM41213"><text:span text:style-name="T3">#</text:span></text:a></text:p>
      <text:p text:style-name="P3">抱歉，因为翻墙导致网路不稳定，留言多复制了一次，麻烦陈真医师或其他管理员请帮我删了吧。 <text:line-break/><text:line-break/>巴勒网之前不受中国大陆网路城墙的影响，然而现在如果要看留言板就必须翻墙，而看主页及其他区块还是没有受影响的。我也是翻墙以后才能看留言板并且与大家分享一些我的见闻。</text:p>
      <text:p text:style-name="P2">张证壹   |  2021.11.11 23:39   |   <text:a xlink:type="simple" xlink:href="http://palinfo.habago.org/Entry?Command=Information_PrintForum&amp;iPage=1#FORUM41211"><text:span text:style-name="T3">#</text:span></text:a></text:p>
      <text:p text:style-name="P4">To qegg： <text:line-break/><text:line-break/>我之所以会重点提到科兴，只是因为我周边的人是接种科兴为主的，然后我才会比较留意科兴相关的讯息。这可能也有地域关系的因素在内，因为上海地区的疫苗供应，科兴似乎比例略高一点。 <text:line-break/><text:line-break/>另外，我并没有质疑科兴是不好的，只是如实描述了我的主治医生对我说的话。科兴的安全性毋庸置疑，但是有效性可能如從輔所说的，跟抗体份子浓度这个指标的特性有关系。 <text:line-break/><text:line-break/>中国大陆这里的防疫措施无疑是世界各国里面相对比较科学严谨的，但是早先也不乏很多一刀切的方式。一些内地的朋友时不时跟我说，某某地方（可能是我没有听说过的三四线城市或一些小县城）出现了病例，然后有大片区域被整个封锁的小道消息。中国大陆的政治制度，其实给很多地方政府蛮大的发挥空间，然后一旦有了较为成功的新模式，就可能被中央作为推行的范本，扩大新治理模式的试点。当初深圳的改革开放也是全国第一个试点，成功后才逐渐推向全国的。这就是邓小平所说的“摸着石头过河”。题外话。 <text:line-break/><text:line-break/>中国应对新冠病毒的成绩无疑是世界前列，分析其原因，我觉得比较高的疫苗接种率固然是一个重要因素，但是科学且不断优化的防疫政策应该更居首功。西方攻击中国的大规模监控基础设施及追踪制度，其实是中国成功应对新冠疫情的关键因素。我在上海也有很多欧洲人朋友，他们是真心不认同中国的政治制度，但是他们也不得不承认，在中国这里，他们几乎不用担心因为不可控的因素而感染到新冠病毒。在上海，我这些欧洲朋友们可以几乎毫无压力地享受每个周末，然而在他们的故乡未必能够如此轻松。</text:p>
      <text:p text:style-name="P2">馨尹   |  2021.11.11 17:26   |   <text:a xlink:type="simple" xlink:href="http://palinfo.habago.org/Entry?Command=Information_PrintForum&amp;iPage=1#FORUM41210"><text:span text:style-name="T3">#</text:span></text:a></text:p>
      <text:p text:style-name="P5"><text:span text:style-name="T4">从29%到110%，疫苗保护率成谜，到底该信哪个？ <text:line-break/></text:span><text:a xlink:type="simple" xlink:href="https://youtu.be/TMsB1Xxgpr4"><text:span text:style-name="T5">https://youtu.be/TMsB1Xxgpr4</text:span></text:a></text:p>
      <text:p text:style-name="P2">林凱西   |  2021.11.11 15:28   |   <text:a xlink:type="simple" xlink:href="http://palinfo.habago.org/Entry?Command=Information_PrintForum&amp;iPage=1#FORUM41209"><text:span text:style-name="T3">#</text:span></text:a></text:p>
      <text:p text:style-name="P4">TO蘇秀慧 <text:line-break/>您說的這個部落客<text:a xlink:type="simple" xlink:href="https://leecf67.blogspot.com/?m=1#google_vignette"><text:span text:style-name="T2">https://leecf67.blogspot.com/?m=1#google_vignette</text:span></text:a> <text:line-break/>我也有追蹤， <text:line-break/>我總是疑惑，那些沒看到這些mRNA疫苗可能有害人體的人，究竟是怎麼一回事 <text:line-break/>即便我請朋友看看，他們也不屑一顧，繼續追著疫苗，搶著打 <text:line-break/>當然有時看看這些文章，很是害怕，那些打了疫苗的人，該怎麼辦才好？ <text:line-break/>被逼著打疫苗的，更慘， <text:line-break/>未來我們該如何自處？如何抵抗外界的壓力？ <text:line-break/>想來想去也毫無頭緖 <text:line-break/>只能走一步算一步</text:p>
      <text:p text:style-name="P2">蘇秀慧   |  2021.11.11 13:28   |   <text:a xlink:type="simple" xlink:href="http://palinfo.habago.org/Entry?Command=Information_PrintForum&amp;iPage=1#FORUM41208"><text:span text:style-name="T3">#</text:span></text:a></text:p>
      <text:p text:style-name="P3">TO：林凱西 <text:line-break/><text:line-break/>我也是持續在看這個網站 <text:a xlink:type="simple" xlink:href="https://wleemc.pixnet.net/blog/category/3022387"><text:span text:style-name="T2">https://wleemc.pixnet.net/blog/category/3022387</text:span></text:a><text:s/>；其實陳真醫生也在這裡提過一位部落客 <text:a xlink:type="simple" xlink:href="https://leecf67.blogspot.com/?m=1#google_vignette"><text:span text:style-name="T2">https://leecf67.blogspot.com/?m=1#google_vignette</text:span></text:a><text:s/>，也是我獲得新冠疫苗訊息的來源。 <text:line-break/><text:line-break/>我到現在還沒有打任何 mRNA 的疫苗，我非常希望能夠選擇滅活疫苗。但在台灣，目前沒有這個選項。我只好盡可能的做防疫的措施，戴口罩、勤洗手、少出入公共場所、甚至開始尋找 wleemc 博客主提的備藥，面對他說的這場瘟疫天擇。 <text:line-break/></text:p>
      <text:p text:style-name="P2">locusts   |  2021.11.11 11:53   |   <text:a xlink:type="simple" xlink:href="http://palinfo.habago.org/Entry?Command=Information_PrintForum&amp;iPage=1#FORUM41207"><text:span text:style-name="T3">#</text:span></text:a></text:p>
      <text:p text:style-name="P4">诚如前面gegg网友所说，对于抗体检测，因为不属于严格的临床检测范围，国家并没有对相关的检测机构进行严格认证，跟疫苗的生成和接种不一样。基本任何医院甚至个人买个试剂盒就很容易知道个大概，而试剂盒的质量也残次不齐，淘宝上就有很多可以卖，有的方法很简单，买过来后用试剂盒配的相关东西在家自己就可以检测，很快就知道结果，我有个同学就做这个，到处推销。至于mRNA疫苗个人觉得最大问题倒还不是注射后立即出现的一些副作用，而是它是核酸，直接注射进入身体充满太多不确定性，有可能在很多年后才知道后果，尤其是这种大面积的接种，万一出现问题可能真是对整个民族和人民带来灾难性的后果，虽然这种可能性不高，但是也不能不妨，这可能是中国暂时不让在国内施打那些mRNA的主要原因。 <text:line-break/>从科学上讲，转基因食物反而风险要比这个mRNA风险小多了，因为食物吃进去经过消化系统这一关后，核酸都会被降解为单核苷酸作为普通营养物质而被人体吸收进入细胞。但是近年来的研究发现也不能完全确定，有些食物中的小RNA序列可以直接被吸收进入血液，至于功能目前尚未清楚。包括我本人原来读研究生时也做过一些关于抗棉铃虫的转基因Bt棉花，我们在提取多年种植Bt棉花的土壤，发现土壤里有些细菌中发现有Bt片段基因，而且这些细菌有的会对很多抗生素产生一定抗性。所以中国是不允许大面积种植这种外来的转基因农作物，只能用作研究。而这个mRNA疫苗是直接注射核酸，不经过消化系统这一关，风险无疑比吃转基因食物还高得多，最好还是慎之又慎，尤其对于整个国家这么多人大面积接种更要谨慎。mRNA疫苗的技术方案原本不知何年何月才能走上临床，因为疫情而突然这么大面积的推广，我总觉得有相关利益集团在背后力推，好在中国政府可能是目前世界上最不容易被利益集团所能左右的政府。</text:p>
      <text:p text:style-name="P2">陳真   |  2021.11.11 09:15   |   <text:a xlink:type="simple" xlink:href="http://palinfo.habago.org/Entry?Command=Information_PrintForum&amp;iPage=1#FORUM41206"><text:span text:style-name="T3">#</text:span></text:a></text:p>
      <text:p text:style-name="P3">吾友柏楊，吾師香華，與有榮焉。 <text:line-break/><text:line-break/>陳真 <text:line-break/><text:line-break/>2021. 11. 11. <text:line-break/><text:line-break/>p.s.: 柏楊夫人張香華女士是我在建中一年級時教過我的國文老師。柏楊是我念高中時便開始通信的忘年之交。 <text:line-break/><text:line-break/>=============== <text:line-break/>《醜陋的中國人》2024永遠停止發行 <text:line-break/><text:line-break/>中國時報 <text:line-break/><text:line-break/>李怡芸／專訪 <text:line-break/><text:line-break/>2021年11月11日 <text:line-break/><text:line-break/>2005年3月，作家柏楊與夫人張香華收藏著從各地帶回的寵物玩偶，採訪時，他親蜜地抱著玩偶，一派童真的笑靨掛在臉上。（本報資料照片） <text:line-break/><text:line-break/>去年才為柏楊紀念百歲冥誕，在兩岸積極推動《柏楊版資治通鑑》出版，作家、思想家，柏楊的遺孀張香華，近日斷然拒絕將柏楊著作《醜陋的中國人》摘文選入國中一年級的國文教材，並正式向兩岸出版商聲明：「依柏楊生前交代，如今將永遠停止發行《醜陋的中國人》」。 <text:line-break/><text:line-break/>張香華指出，柏楊的作品在台灣向來授權遠流出版社發行，近日遠流收到龍勝文化合約，希望授權將《醜陋的中國人》摘文選入國一教材，張香華表示：「當初柏楊於1984年發表演講時，主要針對的演講對象是成年人，對於一個還沒建立起民族自信的國一學生而言，並不適合。」 <text:line-break/><text:line-break/>中國文化知之甚少 如何領會精神 <text:line-break/><text:line-break/>本身是作家、桂冠詩人，尤其曾長年任教於建中、北一女等校，作育英才無數的張香華直言，不同意授權現在的教科書摘錄柏楊《醜陋的中國人》的一大原因，在於對現在台灣教育和新課綱「去中國化」甚至「反中」的無法苟同，她指出：「在對中國文化知之甚少的情況下，即便讀了柏楊的文章，又怎能領會柏楊的精神？」 <text:line-break/><text:line-break/>憂書名被用來辱華 收錄其心可議 <text:line-break/><text:line-break/>張香華尤其痛指如今的國文、歷史教材，刪減文言文，以「東亞史」觀點取代「中國史」，根本是執政者「去中國化」的教學策略，沒有中華文化的價值觀與認同前題，她認為收錄《醜陋的中國人》其心可議，擔心「利用其書名來辱華」因此雖自2016年以來持續收到教科書的授權邀請，她一律拒絕。 <text:line-break/><text:line-break/>大陸文明已經進步 依遺言停發行 <text:line-break/><text:line-break/>不只要拒絕授權柏楊作品入教科書，張香華更「自己禁自己的書」，表示《醜陋的中國人》如今應「功成身退」，與台灣的遠流出版社、大陸的人民文學出版社於2024年合約到期後，不再發行此書，「甚至希望兩岸出版社自即日起便不再出版此書」，作為柏楊精神的繼承者，她表示：「柏楊生前一再交代，當大陸文明已經進步了，就要廢除這本書的發行」。 <text:line-break/><text:line-break/>既是思想家、社會觀察者、文化評論者，更是人權鬥士的柏楊，張香華歸納其過去著作「十年小說、十年雜文、十年歷史、十年通鑑」，而今物換星移，張香華認為當大陸已做到扶貧，有飯吃，有廁所上，而台灣卻一路地去中國化之際，未來對柏楊作品的關注，不妨放在他的歷史、通鑑上。</text:p>
      <text:p text:style-name="P2">qegg   |  2021.11.11 09:11   |   <text:a xlink:type="simple" xlink:href="http://palinfo.habago.org/Entry?Command=Information_PrintForum&amp;iPage=1#FORUM41205"><text:span text:style-name="T3">#</text:span></text:a></text:p>
      <text:p text:style-name="P4">给凯西： <text:line-break/><text:line-break/>我也不会让我儿子打辉瑞或者Moderna。最近上海在准备给三岁以上儿童打针，但是不包含台胞证的。我正在想能不能找办法让儿子打上一针呢！</text:p>
      <text:p text:style-name="P2">qegg   |  2021.11.11 09:07   |   <text:a xlink:type="simple" xlink:href="http://palinfo.habago.org/Entry?Command=Information_PrintForum&amp;iPage=1#FORUM41204"><text:span text:style-name="T3">#</text:span></text:a></text:p>
      <text:p text:style-name="P3">我和证壹一样，都是台北出生然后十多年前来上海工作。因为工作单位的缘故，我大概今年年初就接种了北京国药。最近也已经接种了第三针加强针。和证壹一样，因为好奇心驱使和需要进行一些小手术。我也在三甲医院抽血演过IgG和IgM，结果都是阴性。据我的理解，普通医院这种抗体抽检属于快筛性质，不是直接验中和抗体的滴度。详细的情况可能还得请教locusts这样在医院工作的人。不过大家可以参考柳杰克的节目。他打完两剂高端之后，在南京的三甲医院验过，结果也都是阴性。后来人家让他在北京找专职机构再验了一次就有读数。另外一点，中和抗体只是一种比较容易量化的读数。影响疫苗功效的还有它是否能够激活免疫细胞等等…… <text:line-break/><text:line-break/>不过从多方面考量，国药的表现都优于科兴。我觉得你在叙述中突出说科兴很奇怪。据我所知当时在市面上流出了打科兴结果体重减轻的谣言，很多人是奔着这个目的没有选国药的。 <text:line-break/><text:line-break/>从公布的数据看来，国药和BNT就像一个考了80分，一个考了95分的学生。（科兴在这个测验上大概也才67分左右）我个人觉得表现都是足够优秀的。（当然具体的分数会影响到整个国家最终要追求疫苗普及率多少个百分比才打开国门这件事。大陆选择了灭活，所以必须接种率超过80-85%才能放开。具体数据记不清了，是在钟南山报告中听过的）虽然我不是决策阶层，但是我揣摩他们不开放复必泰的原因，应该是因为mRNA疫苗这种技术路线还没有长期追踪的数据，毕竟是一种全新的技术。万一有某种不可逆的负面影响，对于整个民族的健康是有长远打击的。</text:p>
      <text:p text:style-name="P2">林凱西   |  2021.11.11 08:39   |   <text:a xlink:type="simple" xlink:href="http://palinfo.habago.org/Entry?Command=Information_PrintForum&amp;iPage=2#FORUM41203"><text:span text:style-name="T3">#</text:span></text:a></text:p>
      <text:p text:style-name="P3">TO證壹 <text:line-break/>前一陣子我看到有一網友在此留言這個網站， <text:line-break/><text:span text:style-name="T2">https://wleemc.pixnet.net/blog </text:span><text:line-break/>裡面講到mRNA疫苗的毒害，及免疫學的概念， <text:line-break/>我根本沒有這方面的知識，也不知道那個醫生寫的對不對， <text:line-break/>但越看越覺得寫的很正確， <text:line-break/>每天我都上去瞧瞧，就像每天來巴勒網看看一樣， <text:line-break/>你現在在中國可以打科興，真的令身在台灣的我羨慕不已 <text:line-break/>我不會去打輝瑞的疫苗，也不會讓小朋友去打BNT <text:line-break/>給您參考一下 <text:line-break/></text:p>
      <text:p text:style-name="P2">locusts   |  2021.11.11 08:37   |   <text:a xlink:type="simple" xlink:href="http://palinfo.habago.org/Entry?Command=Information_PrintForum&amp;iPage=2#FORUM41201"><text:span text:style-name="T3">#</text:span></text:a></text:p>
      <text:p text:style-name="P4">我在上海一家靠前的医院工作，因为工作的原因，我们在去年12月初就开始接种国药的疫苗，应该是3期临床后全国最早开始接种的，我是第一批接种的，2个月后接种第二批，我们单位和我同一批接种的有200多人，由于是早期，所以我们都志愿参与了医院相关的疫苗临床实验，所以各种检测都比较精确。接种第二针1个月后，我们这一批的人都去检测了抗体产生情况，我记得公布结果的时候（公布在群里），我们这批人只有2个人抗体滴度很低，认为没有产生，其它都很高。大概一个月前我们又去接种了加强针。</text:p>
      <text:p text:style-name="P2">孫從輔   |  2021.11.11 03:53   |   <text:a xlink:type="simple" xlink:href="http://palinfo.habago.org/Entry?Command=Information_PrintForum&amp;iPage=2#FORUM41200"><text:span text:style-name="T3">#</text:span></text:a></text:p>
      <text:p text:style-name="P3">就我所知，人體有多種複雜機制實現免疫，要綜合評估所謂的免疫力並不容易，抗體分子濃度只是其中一項容易量化檢測的指標。RNA疫苗由於是人為設計的，自然針對那些容易量化檢測的指標做優化，但最終的保護效果，以及與副作用之間的平衡，仍需要多方面的研究才能確認。滅活疫苗的目標並不是針對某些免疫指標做優化，而是給人體免疫系統一個高仿真的實戰演習。因為是演習，所以大體是安全的，但是免疫系統能從演習中學到多少，提升多少免疫力，依賴於不同個體的學習能力。這種免疫力的提升，也不全然能表現在抗體分子濃度的個別指標上，同樣也需要多方面的研究才能確認。如果我的理解有不當處，還請專家指教。</text:p>
      <text:p text:style-name="P2">陳真   |  2021.11.11 02:56   |   <text:a xlink:type="simple" xlink:href="http://palinfo.habago.org/Entry?Command=Information_PrintForum&amp;iPage=2#FORUM41199"><text:span text:style-name="T3">#</text:span></text:a></text:p>
      <text:p text:style-name="P4">謝謝证壹的分享， <text:line-break/><text:line-break/>疫苗只是防疫的一部份，大陸防疫的成功，另外一部份原因可能是在於行政上的嚴謹與周全。去年1月23日，正式封城的那一天，我們剛好帶小孩去大陸玩，前一日才剛抵達，隔日便親身經歷了這一段歷史，原本還車水馬龍人潮洶湧的街道，瞬間人去樓空。 <text:line-break/><text:line-break/>至於疫苗，若能有得選擇，我毫無疑問會選擇科興或國藥，絕不會拿自己和家人的健康當所謂新科技的實驗品。平常我們吃玉米、黃豆經常會留意是否基因改造，現在把自己當成基改實驗品，大家反倒無所謂了。這樣一種決定，不是因為大家經過一番深刻的理性思索，而是因為大多數人們基本上別無選擇。其實，即便人們有所選擇時，一般人恐怕還是會無條件相信主流媒體的宣傳。 <text:line-break/><text:line-break/>我在臨床上看到一些顯然綠到發黑的年輕人，臉上往往帶著一抹驕傲的神情告訴我說，他今天來打高端。自願去打一個完全不合格的疫苗也能打出這麼隆重的台灣No. 1 的驕傲感來，我也只能尷尬陪笑，無言以對。 <text:line-break/><text:line-break/>黨外時期，我還是大學生。有位老師看我能言善道，到處煽風點火，追隨者不少，於是在其他同學面前跟大家說，"陳真如果成立一門宗教，信徒應該會不少"。我自己其實也有這份自覺，但還好我絲毫沒有成為名人、大師或領袖的念頭，甚且排斥之。不過，許多時候，我看許多人蠢成那副德性，害我都很想成立一個詐騙集團，或是繼續留在民進黨裏頭，以詐騙為生，現在肯定也是高官權貴、億萬富翁了，不需要每天披星戴月，公私繁忙。 <text:line-break/><text:line-break/>插播： <text:line-break/><text:line-break/>明天 (也就是今天的意思，因為現在已經凌晨兩點五十)，很可能是電影Benedetta (台譯 "聖慾") 在高雄的最後一場。我已經看過一遍，明天會再看第二遍。這電影讓我有點 "無言"，此無言非彼無言。面對傻蛋、腦殘，往往很無言。但是，有些比較深刻的東西，也會有一種 "不知從何說起" 的感覺。 <text:line-break/><text:line-break/>我不想說這電影有多麼藝術，再怎麼藝術也遠遠比不上金基德的 "聖殤"，但它算是很不錯的一部片了。也許，即便是個大壞蛋，恐怕也會有慕道救贖之心，但在這條救贖之路上，也許每個人都走得跌跌撞撞，醜態百出。 <text:line-break/><text:line-break/>聽說這片在美國和歐洲等地引起教會人士的抗議與攻擊，說它褻瀆神明。我倒是被它感動了，不是感動於人性的真善美，而是感動於人性的黑暗扭曲與無助。 <text:line-break/><text:line-break/>我雖然很堵爛人渣，常希望人渣們趕緊統統抓去槍斃。但在某些時候，也許當某種審判時刻來臨，我還是會希望包括我在內的所有人都能得到赦免，眾人齊聚天堂，而非有些人被下了地獄。</text:p>
      <text:p text:style-name="P2">张证壹   |  2021.11.10 23:40   |   <text:a xlink:type="simple" xlink:href="http://palinfo.habago.org/Entry?Command=Information_PrintForum&amp;iPage=2#FORUM41198"><text:span text:style-name="T3">#</text:span></text:a></text:p>
      <text:p text:style-name="P3">我出生于台北，已经工作旅居上海12年，是巴勒网的长期潜水读者，对于陈真医师及很多巴勒网的前辈们的文字深有同感。汉语拼音输入法是我自学的，比注音符号方便得多。以上都是题外话。 <text:line-break/>我留言只是分享我亲身接种科兴疫苗的情况。我今年上半年已经打满了两剂疫苗，只有前两天一丁点不舒服，就是针孔处有类似小感冒那种肌肉酸痛，其他没有什么特别的症状或者副作用。中国大陆的科兴及国药等疫苗的安全性确实非常高，因为经过全世界大规模的接种，迄今没有什么重大的副作用案例。如果有也是不可能压得住的，因为中国现在正在被西方针对攻击，一丁点负面消息就一定会被放大渲染成为毒药。没有负面消息，就是代表这两种疫苗至少在“安全性”上是毫无问题的。 <text:line-break/>今年下半年因故去做了一个小手术，需要先做核酸检测才能办理手术跟住院手续。我接种科兴疫苗离手术不到四个月，然而核酸检验报告出来了，我的身体里面“没有新冠病毒抗体”。 <text:line-break/>后来当我回去复诊的时候，我的主治医师跟我说，他也打了科兴，一样是没有抗体，而且这不是个例。他们自己内部的消息是，科兴疫苗在半年内成功让接种者产生抗体的比例，大约在40%左右，总之不到一半。也就是说，中国大陆评价最好的科兴新冠疫苗，安全性基本没有问题，但是有效性也不是太高，至少没有官方宣传得那么神。中国大陆这里在我接触过的人的共识，都是认为“辉瑞”比“科兴”好，虽然这里面肯定也有外国的月亮比较圆这样子的因素在，不过综合我所知道的的一些资讯，似乎世界上评价最好的疫苗，分别是1.俄罗斯的“卫星”；2.西方的“辉瑞”；及3.中国的“科兴”。 <text:line-break/>当然在安全性及副作用来说，应该是“卫星”跟“科兴”比较好；可是在效果上，“科兴”肯定不是最好的，但应该是“最安全”的一种。 <text:line-break/>对于在台湾的同胞及亲朋好友们只能打“AZ”或者“高端”疫苗，我觉得深感遗憾。我家人也不得已去打了AZ，幸好没有出事。总之希望在台湾的亲友们都健康，也希望巴勒网的前辈们能安好。一点资讯分享，我继续潜水了。</text:p>
      <text:p text:style-name="P2">陳真   |  2021.11.10 11:39   |   <text:a xlink:type="simple" xlink:href="http://palinfo.habago.org/Entry?Command=Information_PrintForum&amp;iPage=2#FORUM41197"><text:span text:style-name="T3">#</text:span></text:a></text:p>
      <text:p text:style-name="P4">謝謝萬康提供的這個連結，我從頭到尾仔細看了，很不錯，頗有同感。Malcolm Clarke 及其他來賓講得很對，光講資訊是不夠的，更重要的是故事，而不是資訊本身。平常，當我們訴說資訊時，無非也只是想藉之講述一個個故事。 <text:line-break/><text:line-break/>我常提起 "冷暖人生"，道理是一樣的。"冷暖人生" 如果能夠在全世界自由播放，我不相信還會有多少人會去相信那些荒唐透頂的謊言以及仇中反華的挑撥。 <text:line-break/><text:line-break/>"冷暖人生" 的節目只是一個例子，其它還有很多的 "冷暖人生"。我相信真實血肉的力量。 <text:line-break/><text:line-break/>可是，在美國控制下，半個多世紀來，台灣始終是一個資訊極端封閉的小島，除了無腦垃圾資訊外，其它幾乎全部是謊言或偏見。 <text:line-break/><text:line-break/>更可怕的是，被洗腦的人根本不會相信這一點。你看，台灣人個個都好得意，說我們有什麼言論自由、新聞自由，真的是腦袋進了水，荒唐透了頂。你跟他說台灣在資訊上徹底封閉，他絕不會相信，這就好像一個精神病人通常不會相信自己有病一樣。 <text:line-break/><text:line-break/>西方媒體也一樣，半斤八兩，都是把媒體當成一種戰爭機器，一種洗腦工具；你就算懂英文或其它西方外文，事實上你也只能從極其少數的非主流來源中自己努力去找出真實資訊，就好像在台灣，如果你想要了解國內外政治，你也只能從極少數人那裡或者像巴勒網這樣的網站中來尋找真相。 <text:line-break/><text:line-break/>台灣是個完全不見天日的資訊封閉小島，藍綠不管誰當家，無論如何就是不讓大陸與香港的媒體進來台灣。為什麼呢？因為這島嶼的統治者知道，一旦讓對岸及香港的媒體來到台灣，所有謊言將被真實的血肉所拆穿。 <text:line-break/><text:line-break/>也許你會說，台灣人也可以從網路上極其有限地接觸對岸媒體啊。問題是，有幾個台灣人會主動想要這樣做？ <text:line-break/><text:line-break/>而且，人們的理性本質通常帶有一種完全非理性的從眾性，每天來自主流媒體如雷貫耳的荒謬謊言，不管如何荒唐，他都會毫不遲疑地接受，因為大家都接受，我怎能懷疑？但是，非主流的言論，不管如何真實，他就會自動把它歸類為謠言，因為從沒聽其他人提起過，所以一定是謠言；然後會對自己不輕易受騙、很懂得明辨是非的理性能力感到很自豪。 <text:line-break/><text:line-break/>病識感通常是有效治療的一個重要前提。一個人，惟有當他意識到自己也許有可能有病時，他才會願意重新去審視自己的認知狀況並接受治療。一般來說，越是自以為讀過一點書的人，病識感越難建立，因為他會以為自己從小都常常考一百分，或者又是當醫生、當教授，怎麼可能無知？怎麼可能腦殘？ <text:line-break/><text:line-break/>這時候，你就算把天大的證據和真實狀況顯現在他眼前，他也還是不會相信。這就好像你帶一頭牛去河邊，除非他願意喝，除非他願意相信眼前是一條河，除非他願意相信自己已經快渴死，否則還是沒用。 <text:line-break/><text:line-break/>很多病人就是這樣，他的病也許根本不難治療，但他偏偏卻以為自己健康良好，深信不已；你說他有病，他說你才有病。這時候，就算仙丹也沒用，除非他願意把仙丹吃下去。 <text:line-break/><text:line-break/>如果有一天，當我們中國人搶到了話語權，搶到了麥克風，不再任由敵人來定義我們，扭曲我們，這些治療困境也將一掃而空。 </text:p>
      <text:p text:style-name="P2">孫從輔   |  2021.11.10 07:27   |   <text:a xlink:type="simple" xlink:href="http://palinfo.habago.org/Entry?Command=Information_PrintForum&amp;iPage=2#FORUM41196"><text:span text:style-name="T3">#</text:span></text:a></text:p>
      <text:p text:style-name="P3">謝謝萬康提供的連結。柯文思導演說他拿了兩個奧斯卡獎，四次被提名，但如果他繼續拍攝有關中國的影片，他將永遠不會再被提名。我深感到讓一個優秀導演說出這番話，真是整個西方文化界的恥辱。</text:p>
      <text:p text:style-name="P2">張萬康   |  2021.11.09 03:09   |   <text:a xlink:type="simple" xlink:href="http://palinfo.habago.org/Entry?Command=Information_PrintForum&amp;iPage=2#FORUM41195"><text:span text:style-name="T3">#</text:span></text:a></text:p>
      <text:p text:style-name="P6"><text:span text:style-name="T4">不能不推薦啊。英國紀錄片導演柯文思（Malcolm Clarke）的講演與交流，談自己為何要拍這部紀錄片《柴米油鹽之上》： <text:line-break/></text:span><text:a xlink:type="simple" xlink:href="https://www.youtube.com/watch?v=LHh_j5W_B80"><text:span text:style-name="T5">https://www.youtube.com/watch?v=LHh_j5W_B80</text:span></text:a><text:span text:style-name="T4"> <text:line-break/>↑建議前面張維為的講話可跳過，因為他在別集常講過相似的內容，雖然講得沒錯。可從10分18秒開始聽起，即柯文思講話，一直到小圓桌交談、答覆觀眾都有他。 <text:line-break/><text:line-break/>《柴米油鹽之上》描述四個中國普通人的故事經歷 <text:line-break/>第一集 開勇 <text:line-break/></text:span><text:a xlink:type="simple" xlink:href="https://www.youtube.com/watch?v=svVa-4p2spE"><text:span text:style-name="T5">https://www.youtube.com/watch?v=svVa-4p2spE</text:span></text:a><text:span text:style-name="T4"> <text:line-break/><text:line-break/>第二集 琳寶 <text:line-break/></text:span><text:a xlink:type="simple" xlink:href="https://www.youtube.com/watch?v=RcpSpmHID-g"><text:span text:style-name="T5">https://www.youtube.com/watch?v=RcpSpmHID-g</text:span></text:a><text:span text:style-name="T4"> <text:line-break/><text:line-break/>第三集 懷甫 <text:line-break/></text:span><text:a xlink:type="simple" xlink:href="https://www.youtube.com/watch?v=SyzIQU6lYoM"><text:span text:style-name="T5">https://www.youtube.com/watch?v=SyzIQU6lYoM</text:span></text:a><text:span text:style-name="T4"> <text:line-break/><text:line-break/>第四集 子胥 <text:line-break/></text:span><text:a xlink:type="simple" xlink:href="https://www.youtube.com/watch?v=7ABq6U9dV1M"><text:span text:style-name="T5">https://www.youtube.com/watch?v=7ABq6U9dV1M</text:span></text:a></text:p>
      <text:p text:style-name="P2">馨尹   |  2021.11.07 16:10   |   <text:a xlink:type="simple" xlink:href="http://palinfo.habago.org/Entry?Command=Information_PrintForum&amp;iPage=2#FORUM41193"><text:span text:style-name="T3">#</text:span></text:a></text:p>
      <text:p text:style-name="P3">兩個擺脫被洗腦宿命的例子，關鍵是有適當的環境及自己查證後的領悟。 <text:line-break/><text:line-break/>這位司機大哥從小家裡看CCTV新聞台，三觀不同於島內的蛙。 <text:line-break/><text:line-break/>（台北 司機大哥）了解共產黨的歷史，你會愛上他！ <text:line-break/><text:a xlink:type="simple" xlink:href="https://youtu.be/dAtAE-QgT0M"><text:span text:style-name="T2">https://youtu.be/dAtAE-QgT0M</text:span></text:a> <text:line-break/><text:line-break/>印度人的自信讓我很迷惑。 <text:line-break/>印度人在油管上放了許多與其他國家比較的影片，比如與中國軍力比較，底下的留言給我的綜合印象是，他們認為如果中印打起來，印度必勝。理由是印度有許多友邦會助戰中國四面樹敵、印度軍人有豐富的實戰經驗中國40年沒打過戰、印度徵兵制中國募兵制印度軍人比較愛國。無視於兩邊力量實質的差距。 <text:line-break/>下面的文章讓我稍微解惑。 <text:line-break/><text:line-break/>( 印度 作家、记者&amp;;#124;司妮达·普拉姆 ) 为什么86%印度年轻人对未来焦虑, 却又急切地想统治世界? <text:line-break/><text:a xlink:type="simple" xlink:href="https://user.guancha.cn/main/content?id=627533&amp;;page=1"><text:span text:style-name="T2">https://user.guancha.cn/main/content?id=627533&amp;;page=1</text:span></text:a> <text:line-break/><text:line-break/><text:line-break/><text:line-break/><text:line-break/><text:line-break/><text:line-break/><text:line-break/><text:line-break/></text:p>
      <text:p text:style-name="P2">鄭豐遠   |  2021.11.07 05:23   |   <text:a xlink:type="simple" xlink:href="http://palinfo.habago.org/Entry?Command=Information_PrintForum&amp;iPage=2#FORUM41192"><text:span text:style-name="T3">#</text:span></text:a></text:p>
      <text:p text:style-name="P4">前陣子經常一面工作，一面聽柳榤克的頻道，雖然早已知道，但我對大陸同胞來賓的普遍素質仍然感到驚豔，特別是年輕一輩，和台灣年輕人判若雲泥。 <text:line-break/><text:line-break/>這類網路訪談節目其實還是很有意義的，透過說話，透過真誠傾訴，許多事將變得不一樣。 <text:line-break/><text:line-break/>前陣子聽到另一個頻道上一位解放軍退役軍人的訪談，印象非常深刻。所謂退役軍人，也不過二十出頭，這位小哥退役後進入大學讀書，成了一個美術生。 <text:line-break/><text:a xlink:type="simple" xlink:href="https://youtu.be/k3Po4XOWCys"><text:span text:style-name="T2">https://youtu.be/k3Po4XOWCys</text:span></text:a> <text:line-break/><text:line-break/>我對政治無太大興趣，但我對美醜卻有興趣，我喜歡聽人說話，看人寫字，喜歡觀察人。那些打動人心的，往往並不是什麼崇高的想法，而僅僅是一個眼神，一個句號，一聲嘆息。</text:p>
      <text:p text:style-name="P2">陳真   |  2021.11.07 03:50   |   <text:a xlink:type="simple" xlink:href="http://palinfo.habago.org/Entry?Command=Information_PrintForum&amp;iPage=2#FORUM41191"><text:span text:style-name="T3">#</text:span></text:a></text:p>
      <text:p text:style-name="P3">台灣議和團芻議(15)：難道是殖民得還不夠嗎？ <text:line-break/><text:line-break/>陳真 <text:line-break/><text:line-break/>2021. 11. 07. <text:line-break/><text:line-break/><text:line-break/>今天精神領袖因為南下演出，沒來，只剩一龍四鳳。我跟馨鴻說，小女幾個月前看了阿忠的演出，至今還惦念著阿忠叔叔這樣摔來摔去不會痛嗎？我說，小孩有小孩獨特的 "眼光"，看戲的觀察 "重點" 跟我們不太一樣。 <text:line-break/><text:line-break/>今天AIT前的部署氣氛跟往常有點不一樣，整體較為戒備；警察變少，便衣變多，很多是生面孔；便衣應該是特務，而不是警察穿便服。 <text:line-break/><text:line-break/>路過者較往常多一些，往往投以好奇眼光。年輕一點的，通常會馬上拿出手機來，像是在查字典，查誰是Assange ，什麼是extradition(引渡)。 <text:line-break/><text:line-break/>另外，也有西方人前來蒐證，身材魁梧，一副來者不善，拍了許多照片。 <text:line-break/><text:line-break/>路人和非路人很容易辨識。路人通常是突然發現我們的存在，會逐漸放慢腳步或駐足四處觀望，看看我們，看看警察，想搞清楚什麼回事，然後才會拿出手機拍照 "留念"。 <text:line-break/><text:line-break/>"非路人" 則具有一種帶著 "目的性" 的神情，不會愣頭愣腦東張西望，神情舉止較為篤定；有些會躲在對街樹木後面略為遮掩，頻頻拍照，有些則是坐在車內長時間觀察，有些則像今天那位洋人那樣，匆匆來到現場便 "就定位" 取角度，仔細拍照，認真察看拍攝成果，十多分鐘後才離開。 <text:line-break/><text:line-break/>AIT 是這島上的犯罪中心，主導一切對於島嶼的瘋狂掠奪、剝削與控制，現在則準備把台灣推向戰火與長期內亂。 <text:line-break/><text:line-break/>怡靜最近傳給我看一些視頻如下： <text:line-break/><text:line-break/><text:a xlink:type="simple" xlink:href="https://youtu.be/6Ao2kFUs15M"><text:span text:style-name="T2">https://youtu.be/6Ao2kFUs15M</text:span></text:a> <text:line-break/><text:line-break/><text:a xlink:type="simple" xlink:href="https://youtu.be/2E90Otzz1VU"><text:span text:style-name="T2">https://youtu.be/2E90Otzz1VU</text:span></text:a> <text:line-break/><text:line-break/><text:a xlink:type="simple" xlink:href="https://youtu.be/sm_QrnUZq0M"><text:span text:style-name="T2">https://youtu.be/sm_QrnUZq0M</text:span></text:a> <text:line-break/><text:line-break/><text:a xlink:type="simple" xlink:href="https://youtu.be/UUSSdmtcKmc"><text:span text:style-name="T2">https://youtu.be/UUSSdmtcKmc</text:span></text:a> <text:line-break/><text:line-break/><text:a xlink:type="simple" xlink:href="https://youtu.be/LRRs9Mg3Qe0"><text:span text:style-name="T2">https://youtu.be/LRRs9Mg3Qe0</text:span></text:a> <text:line-break/><text:line-break/>怡靜見多識廣，是我心目中 "台灣議和團" 團長的最佳人選，只要是怡靜推薦的東西我都會看。上面這些視頻我也全看了，談話者是一位香港的 "記者姊姊"。比較一下兩岸三地的記者水平，你會很感慨。 <text:line-break/><text:line-break/>蘇什麼昌的，最近引述一段話，說是曼德拉的名言，如下： <text:line-break/><text:line-break/>"如果天空是黑暗的，那就摸黑生存，如果發出聲音是危險的，那就保持緘默，但不要在黑暗久了就為黑暗辯護，不要嘲笑那比你勇敢有熱情的人，我們可以謙卑如塵土，但不能扭曲如蛆蟲。" <text:line-break/><text:line-break/>這些話，不是曼德拉講的，而是取自我一生最喜歡卻十幾年不敢再看的一個節目，叫做 "冷暖人生"，主持人叫做陳曉楠，是我的偶像。學姊常開玩笑問我說要不要考慮 "嫁" 給陳曉楠？ <text:line-break/><text:line-break/>2003年，美國入侵伊拉克，我無意中看到一篇戰地報導，看了之後非常感動，心裏想，究竟是什麼人寫出如此平淡卻深情動人的文章？一看作者，叫做陳曉楠。那時候住在英國，兩天後，我們就決定找廠商來安裝智慧電視盒，為的就是收看鳳凰衛視，特別是 "冷暖人生"。 <text:line-break/><text:line-break/>2007年，回台灣定居的第一件事就是想盡辦法不惜花費十幾萬重金，安裝衛星電視，為的就是收看 "冷暖人生"。其實，打從回台之後我就沒再看，但我一直都會把它錄下來，直到四、五年前搬家來高雄才停止。 <text:line-break/><text:line-break/>我只是把 "冷暖人生" 錄下來，但我自己不敢再看，怕看了會讓自己變得心軟，這會妨礙我在這個鬼島上的生存能力，甚至做出損己利人的傻事，因此我堅決不再看 "冷暖人生"，希望讓自己冷血一點，貪心自私一點，心狠手辣一點。 <text:line-break/><text:line-break/>我只是把 "冷暖人生" 錄下來，做為一種傳世之寶。我自己不敢看，但我希望別人要看，後代子孫更要看。我寫的一切大可灰飛湮滅，但是陳曉楠的 "冷暖人生" 應該長存，我相信它擁有一把拯救這個世界的鑰匙。 <text:line-break/><text:line-break/>離題了。話說怡靜介紹的這位 "記者姊姊"，她在視頻中說了一些話挺有力量。她說，她沒法理解那些有能力分辨善惡的台灣人，卻居然依舊靠向美國那一邊。記者姊姊說："難道是殖民得還不夠嗎？"</text:p>
      <text:p text:style-name="P2">陳真   |  2021.11.06 12:43   |   <text:a xlink:type="simple" xlink:href="http://palinfo.habago.org/Entry?Command=Information_PrintForum&amp;iPage=3#FORUM41190"><text:span text:style-name="T3">#</text:span></text:a></text:p>
      <text:p text:style-name="P3">林義雄與鄭南榕 <text:line-break/><text:line-break/>陳真 <text:line-break/><text:line-break/>2021.11.06. <text:line-break/><text:line-break/><text:line-break/>施明德說他從沒聽過黨外有任何人說林義雄和鄭南榕是爪爬仔。 <text:line-break/><text:line-break/>施明德有所不知，也許那是因為他是大約1990年出獄（如果我沒記錯的話），但是鄭南榕早在1989年就已經自焚。至於黨外許多檯面人士（民代，大老之類）對鄭南榕的懷疑卻持續整個八零年代，相關耳語不斷，百般嘲諷，特別是當他在1987年公開主張台獨之後，懷疑與嘲諷他的大老們或黨外民代或許多黨外雜誌社的人，更是多如過江之鯽。 <text:line-break/><text:line-break/>施明德不該問“有誰”曾經說鄭南榕是爪爬仔，而是應該問說黨外檯面人士有誰“不曾”背後懷疑他或公開誣衊嘲笑他。 <text:line-break/><text:line-break/>光是當過主席的人，就有兩位曾經再三告誡我要小心鄭南榕這個人，別跟他走太近。當然，我沒法公開點名是哪兩位主席，因為他們一定不會承認。很諷刺的是，這些當年背後懷疑、抹黑他的人，或是公開酸言酸語嘲弄其勇於表態台獨主張的人，後來卻個個變成台獨急先鋒。 <text:line-break/><text:line-break/>這些混蛋，該獨的時不敢獨，甚至嘲笑獨，不需要獨得那般氣焰高張時，他卻反而變成台獨“聖戰士”，不允許你不獨，而且滿口紀念鄭南榕，甚至不允許有人膽敢不紀念他歌頌他。他媽的這些人的品性真是開了我的眼界。 <text:line-break/><text:line-break/>鄭南榕之所以被那麼多黨外檯面人士懷疑，原因有二。一是因為他是外省人，非我族類，其心必異。 <text:line-break/><text:line-break/>第二個原因是很多黨外檯面人士，特別是民意代表，他們反國民黨只是一種騙取選票的手段，他不敢真的反，往往純粹就只是演個戲，演給黨外支持者看。 <text:line-break/><text:line-break/>因此，一旦有人真的冒著槍炮黑牢的危險反國民黨時，他們就會開始猜疑。因為，當你不是那樣的人時，你不會相信有人跟你不一樣，你會以為大家都跟你一樣熱衷權位與名利，以為大家都跟你一樣窩囊膽小。 <text:line-break/><text:line-break/>因此，當鄭南榕做出各種反抗高壓統治之舉時，政治兔寶寶們就開始懷疑、抹黑，開始嘲諷，或是叫大家別上當。上什麼當？他們認為，那些勇敢的人一定是假的，一定是爪爬仔，故意帶頭反抗，以便讓大家跟進，以便引蛇出洞，將來好一網打盡。 <text:line-break/><text:line-break/>這就是當年鄭南榕的處境。甚至當他都已經自焚了，仍然有很多民進黨檯面人物不相信他敢自焚，一口咬定是國民黨活活把他打死，然後再縱火焚屍滅跡，甚至還因此發起遊行抗爭，指控國民黨打死鄭南榕，似乎根本就不相信有人會願意為了某種理念或原則而犧牲一己生命。 <text:line-break/><text:line-break/>我之所以講這些，並無多少道德指控之意，只是說明事實，畢竟蔣家及八零年代的李登輝政權在台灣撒下滴水不漏的天羅地網，數萬個特務橫行無阻，無所不用其極，諜影幢幢，偶語棄市，文字成獄，製造恐怖氣氛，使得人人自危，深怕特務就在你身邊。 <text:line-break/><text:line-break/>當然，當年相信鄭南榕的檯面人物還是有，並非毫無信任。但是，ggyy的抹黑與猜疑卻也無須否認。本來人性就是這樣，任何運動中，勇敢無私者始終只是極少數。 <text:line-break/><text:line-break/>至於林義雄，倒是從來沒聽過有哪個黨外人士會懷疑他是爪爬仔。但是，倒是曾經有不少黨外人士懷疑林義雄精神有問題。 <text:line-break/><text:line-break/>林義雄出獄後去英美日遊學多年，念了一個碩士。遊學期間曾經短暫返台，攜回一本他寫的“台灣共和國基本法草案”，高檢署揚言要再度以叛亂罪辦他。 <text:line-break/><text:line-break/>那年是1989年。林義雄沒有再度叛亂，反而是我在那一年成為叛亂犯，差點連醫生也當不成。 <text:line-break/><text:line-break/>那年我在彰化基督教醫院實習，有一天晚上值班，很驚訝竟然在病房看到林義雄。他來探望一位因為參選立委而遭槍擊的無黨籍參選人陳湧源，數槍命中頸部，生命垂危。 <text:line-break/><text:line-break/>當時，大概沒有幾個人知道林義雄返台。他是刻意不想讓大家知道，儘量避開人群。 <text:line-break/><text:line-break/>當時的林義雄，在黨外群眾的心目中就跟神一樣，眾人仰慕其人格，同情其滅門遭遇。以林義雄當年在大家心目中的神聖地位，只要他願意，幾乎可以帶起一場全島的武裝革命。 <text:line-break/><text:line-break/>各位應該知道，那些有意於仕途或有意於參選或想在黨外圈子中撈點好處或名聲的人，他們的具體作法就是發起一些所謂抗爭，包圍這裡包圍那裡，叫罵不斷，跟警察推來推去，表演得很勇敢似的，其實這些絕大多數是假的，只是演戲，許多時候事先就跟警方串通好，彼此就是純粹演一場戲。 <text:line-break/><text:line-break/>特別是1990年之後，所謂抗爭，幾乎全是這一類，少有例外。但是，一般群眾根本不知道這是演戲，他會真的以為你很勇敢很有正義感，為公義發聲 為人民打拼，然後你就成名了，有一席之地了，可以出來選舉了。特別是如果你還因此惹上一些什麼妨害公務或毀損公物官司的話，這下子你就更是身價不凡了，為正義為人民而受到政治迫害! 這時候，你出來選舉，勝算就很高了。 <text:line-break/><text:line-break/>這就是當年許多黨外人士或民進黨人魚躍龍門絡繹不絕於仕途的一個主要途徑，所謂社運或什麼學運，幾乎全都是這麼一回事，運動或抗爭只是手段，成名或當官當民代才是目的。請問有幾個人例外呢？有幾個人真的無私奉獻? <text:line-break/><text:line-break/>至於我在1989年的叛亂案，那更是不得了了。當時民進黨很多前輩不斷勸我同意參選立委。他們說，只要我點頭同意參選，以我清純的醫學生身份，以我的叛亂案及個人與家庭受害之慘烈，以我在許多社運的開創性貢獻，躺著都能當選，而且還告訴我說群眾捐款會多到嚇死人。 <text:line-break/><text:line-break/>但我之所以反而在1990年決定離開黨外圈子，主要原因之一就是厭惡這樣一種功利主義的心態，好像只要有一點點所謂政治籌碼（所謂被政治迫害之類的），就趕緊拿來利用或進行政治操弄；政治變成一種權力競逐的遊戲，理想不再是目的，而只是掠奪權力遂行私慾的手段。 <text:line-break/><text:line-break/>林義雄的“政治籌碼” 之巨大更不用說了，他所遭遇的滅門慘禍，只要他願意配合大家對他的崇拜，他根本就是神了。 <text:line-break/><text:line-break/>可是，你知道嗎？1989年他悄悄短暫返台那一次，也就是來我實習的彰化基督教醫院探望陳湧源那一次，當群眾知道林義雄回台灣時，大家爭相走告，想知道他人在哪。 <text:line-break/><text:line-break/>後來，林義雄被群眾找到了，一些檯面人士帶領著群眾，帶著鮮花布條準備去路上攔截林義雄的車子，表達群眾熱烈歡迎與愛戴之意。 <text:line-break/><text:line-break/>群眾之心當然是很純潔的，但是林義雄很不喜歡這一套。於是，當林義雄的座車在某個交流道出口被歡迎的群眾給攔下時，據報紙報導，現場歡聲雷動，但是林義雄竟然拒絕下車接受群眾歡呼，僵持許久，群眾只好悻悻然散去。 <text:line-break/><text:line-break/>事後便傳出林義雄發瘋的消息，很多人相信，如果不是發瘋，哪有人會如此不近人情？ <text:line-break/><text:line-break/>林義雄發瘋的傳聞許久之後，有一天，偏黨外的自立晚報出現一則新聞，記者寫說，經過明察暗訪，相信林義雄應該沒有發瘋。 <text:line-break/><text:line-break/>這事也許就像個趣聞，不過，它事實上也說明了許多事，說明了各方人心與人性的諸多不同。 <text:line-break/><text:line-break/>就跟鄭南榕之所以在生前飽受所謂同志的輕蔑和猜疑一樣，也許大家基本上都願意相信善的存在，可是，當你不是那樣的人時，你其實很難相信那樣的一種"世界"，你會以為大家都一定是想追求某種功名利祿或社會地位或掌聲與聲光，你不會相信有人確實聽到“不一樣的鼓聲“。 <text:line-break/><text:line-break/>一如亨利梭羅所說，“如果有人沒有跟大家齊步併進，那是因為他聽到不一樣的鼓聲”。 <text:line-break/><text:line-break/>陳真 <text:line-break/>寫於北上靜站途中</text:p>
      <text:p text:style-name="P2">locusts   |  2021.11.03 20:34   |   <text:a xlink:type="simple" xlink:href="http://palinfo.habago.org/Entry?Command=Information_PrintForum&amp;iPage=3#FORUM41189"><text:span text:style-name="T3">#</text:span></text:a></text:p>
      <text:p text:style-name="P4">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2">陳真   |  2021.11.03 17:44   |   <text:a xlink:type="simple" xlink:href="http://palinfo.habago.org/Entry?Command=Information_PrintForum&amp;iPage=3#FORUM41187"><text:span text:style-name="T3">#</text:span></text:a></text:p>
      <text:p text:style-name="P3">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https://bit.ly/3BB0iTH <text:line-break/><text:line-break/>https://bit.ly/3CHF5Ji <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2">陳真   |  2021.11.02 20:30   |   <text:a xlink:type="simple" xlink:href="http://palinfo.habago.org/Entry?Command=Information_PrintForum&amp;iPage=3#FORUM41186"><text:span text:style-name="T3">#</text:span></text:a></text:p>
      <text:p text:style-name="P4">(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2">鄭豐遠   |  2021.11.02 06:14   |   <text:a xlink:type="simple" xlink:href="http://palinfo.habago.org/Entry?Command=Information_PrintForum&amp;iPage=3#FORUM41185"><text:span text:style-name="T3">#</text:span></text:a></text:p>
      <text:p text:style-name="P3">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2">陳真   |  2021.11.01 19:39   |   <text:a xlink:type="simple" xlink:href="http://palinfo.habago.org/Entry?Command=Information_PrintForum&amp;iPage=3#FORUM41184"><text:span text:style-name="T3">#</text:span></text:a></text:p>
      <text:p text:style-name="P4">刪了一則應該是誤讀的留言。</text:p>
      <text:p text:style-name="P2">jackie   |  2021.11.01 19:14   |   <text:a xlink:type="simple" xlink:href="http://palinfo.habago.org/Entry?Command=Information_PrintForum&amp;#FORUM41183"><text:span text:style-name="T3">#</text:span></text:a></text:p>
      <text:p text:style-name="P3">給林ＸＸ： <text:line-break/><text:line-break/>又再鼓吹鬼島、歐美仇中反華集團那一套「莫須有」的說辭， <text:line-break/><text:line-break/>你是親眼看見「新疆、香港、西藏」的人民被北京迫害？ <text:line-break/><text:line-break/>是你夢見的？還是這些被迫害的人托夢給你的？ <text:line-break/><text:line-break/>你只會道聽途說、胡說八道至令人齒冷，難道你除了只會「拾人牙蠢」就覺得高人一等？ <text:line-break/><text:line-break/>只有你看得出來，別人都不知道你鬼扯的這些是真的還是假的？ <text:line-break/><text:line-break/>把那些仇中反華者說過的每一句謊言在這邊復述一遍給大家瞻仰是有何意義？ <text:line-break/><text:line-break/>你自己沒有病識感，卻還在這邊大放厥詞、信口胡言、鬼扯淡！ <text:line-break/><text:line-break/>你得了吧！ <text:line-break/><text:line-break/></text:p>
      <text:p text:style-name="P2">人民   |  2021.11.01 11:47   |   <text:a xlink:type="simple" xlink:href="http://palinfo.habago.org/Entry?Command=Information_PrintForum&amp;#FORUM41182"><text:span text:style-name="T3">#</text:span></text:a></text:p>
      <text:p text:style-name="P4">一國兩制後，由國防經費的降低及税收提高，出台無條件基本收入，例如每人每月1萬元，則社會悲劇可減少9成</text:p>
      <text:p text:style-name="P2">林書楷   |  2021.11.01 10:17   |   <text:a xlink:type="simple" xlink:href="http://palinfo.habago.org/Entry?Command=Information_PrintForum&amp;#FORUM41181"><text:span text:style-name="T3">#</text:span></text:a></text:p>
      <text:p text:style-name="P3">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https://youtu.be/pUy-U4G4Dxk <text:line-break/><text:line-break/>最近看到國台辦講到統一後，不曉得大陸是否把統一後如何處理這種事情也列入情況了。 <text:line-break/></text:p>
      <text:p text:style-name="P2">許世勤   |  2021.11.01 09:35   |   <text:a xlink:type="simple" xlink:href="http://palinfo.habago.org/Entry?Command=Information_PrintForum&amp;#FORUM41180"><text:span text:style-name="T3">#</text:span></text:a></text:p>
      <text:p text:style-name="P4">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2">孫從輔   |  2021.11.01 04:19   |   <text:a xlink:type="simple" xlink:href="http://palinfo.habago.org/Entry?Command=Information_PrintForum&amp;#FORUM41179"><text:span text:style-name="T3">#</text:span></text:a></text:p>
      <text:p text:style-name="P3">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 「愛台灣」的戒嚴，聽起來是不是好棒棒？ <text:line-break/><text:line-break/>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p>
      <text:p text:style-name="P2">陳真   |  2021.11.01 03:48   |   <text:a xlink:type="simple" xlink:href="http://palinfo.habago.org/Entry?Command=Information_PrintForum&amp;#FORUM41178"><text:span text:style-name="T3">#</text:span></text:a></text:p>
      <text:p text:style-name="P4">謝謝這位同學的留言，我無言以對。跟絕大多數人同樣的狀況，我之無言並不是因為你提出一個難以反駁的論點，而是因為你並沒有提出任何論點。 <text:line-break/><text:line-break/>你的留言屬性就像街坊鄰居之間意識流一般的閒聊或八卦，也許充分表達了某種好惡，卻缺乏認知意義。 <text:line-break/><text:line-break/>提出任何一種觀點，並不必然需要提供任何因果論證，但是內容與結論之間總得有著某種說服力，而不是恁北喜歡怎麼表就怎麼表，一表三千里。那是一種八卦閒聊或文青告白，而不是有意義的討論。 <text:line-break/><text:line-break/>在這方面，我有一種“知識上的美德”，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 <text:line-break/><text:line-break/>也因此，我對我所思所想很難遇到有效的批評，因為別人不可能會比我更在意自己之所言。 <text:line-break/><text:line-break/>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 <text:line-break/><text:line-break/>我所崇拜的法國導演高達說，美國人總喜歡問“What do you mean exactly?” 高達說：“I mean,but not exactly.” <text:line-break/><text:line-break/>我喜歡這段對話，我知道在我所追求的某種思想世界裡頭，並沒有“mean exactly” 這回事，但這不影響我盡可能想辦法趨近它。 <text:line-break/><text:line-break/>我同時也相信，不管我說些什麼或寫些什麼，惟有當我能夠說服自己時，它也才有可能取得一些意義，從而也許能夠有了一點微不足道的價值。 <text:line-break/><text:line-break/>對我而言，生命有多長，這條究竟之路就該有多長。</text:p>
      <text:p text:style-name="P2">田治平   |  2021.11.01 00:30   |   <text:a xlink:type="simple" xlink:href="http://palinfo.habago.org/Entry?Command=Information_PrintForum&amp;#FORUM41177"><text:span text:style-name="T3">#</text:span></text:a></text:p>
      <text:p text:style-name="P3">不知多久之前,在mobile 01論壇的時事-時事綜合討論區,不時有網友轉貼陳真醫生的文章,才知道這個網站.拜讀許多你的文章,近期才發現有留言板,看完近20頁留言,內心有些警覺,猶豫幾日後決定分享幾點我的看法.若有刺耳之處,煩請見諒. <text:line-break/><text:line-break/>1.巴勒斯坦: <text:line-break/><text:line-break/>我不認為以色列人有錯,因為他們想活下去,也付出許多代價(全民皆兵在周遭敵視國家生存,歷經幾次戰爭仍堅持不懈,但近年政府施政走偏,大體上政府與國人齊心).我想討論阿拉法特,身為巴解組織負責人卻無力壓制內部異聲(哈馬斯),屬於站著茅坑不拉屎角色,領袖無能導致人民倒楣.人無法決定在何處出生,身上許多"枷鎖"是後天家庭、學校、社會教育強行加上.沒本事建立什麼國家? 以前歐美國家有錢有閒還可扯皮條爭取資源,如今國際社會有這條件? <text:line-break/><text:line-break/>木已成舟無力改變,當初不自量力建國的後果需自付,巴勒斯坦人均gdp連以色列零頭都沒有(3235:43711,中國ceic網站資料),試問誰要負最大責任? 這好比台灣的民主化與教改,是好心辦壞事? 還是壞心辦壞事?! 覆巢之下無完卵,才有貴站的訴求.解決問題必須從"源頭"下手,否則只是浪費時間與無病呻吟. <text:line-break/><text:line-break/>若我是巴勒斯坦領導人,先內部對全體國人為過去的錯誤道歉.接著論述未來的各種可能,全體國人依據自由意志做出選擇.是融入以色列的治理;跟隨我遷移到其他阿拉伯國家;還是與以色列繼續敵對? 討論公開甚至電視辯論,不論結果為何,巴勒斯坦都將廢除國號! 接著跟英、美、以色列要巨額遷移經費(合情合理),帶領願意追隨國人到其他阿拉伯國家境內重新開始.巴勒斯坦不到500萬人,這是可行解法(歐洲難民危機,德國共接納120萬難民).然而巴勒斯坦領導人有這智慧與魄力? 故我說德不配位中東版,沒有討論價值. <text:line-break/><text:line-break/>2.中國: <text:line-break/><text:line-break/>人面臨現實無奈無力改變,轉而尋求心靈慰藉.上一代台灣人選擇宗教(轉變騙財騙色、愚民、寄生國家社會);這一代台灣人選擇手機遊戲(觀察電視廣告).陳醫生選擇寄希望於中國,而歷經文革的中國人沒有宗教信仰,選擇寄託於民初人士,在我看來都是悲劇! 婚姻是愛情的墳墓,裡面的人想逃出來,外面的人拼命要進去;許多公司花錢打形象廣告,卻吝嗇對員工好.中國是好的選擇,還是距離產生美感? 每個人要為自己的選擇(人生)負責,但不應該鼓吹他人,因為你不知道自己是否看走眼? 這些年許多中國人離開中國,在其心中國外不見得是天堂,然而中國現況更爛! <text:line-break/><text:line-break/>我始終認為中國是火藥桶,分享這些年的觀察,時間序列或許有誤(因部分事件持續多年).我只看各國底層民眾的人生軌跡,老外說法是"木桶理論".因為有錢人不需要政府過多幫助,底層民眾的人生變化可間接證明各國政府的治國能力. <text:line-break/><text:line-break/>2-1:中國股市泡沫(2007~至今) <text:line-break/><text:line-break/>那段時間中國網站經常看到"天中飛人"詞彙,了解是指跳樓自殺,死者之一是剛出社會的年輕女人,因為周遭(社會)訊息誘惑進入股市,賠光積蓄後選擇結束人生.使我想起台灣經濟奇蹟的全民瘋大家樂/六合彩(1980);陳水扁主政期間雙卡風暴(2005),導致許多人燒炭自殺,超市買木炭需要實名制;人渣黨政府延長股市當沖優惠稅制(2021),讓無數年輕股民被坑殺. <text:line-break/><text:line-break/>2-2:富士康跳樓事件(2010) <text:line-break/><text:line-break/>後續把死亡撫恤金取消,與廠區管理轉移給地方政府,跳樓亂象大幅減少.該事件可討論"一人跳保全家"(指高額撫恤金);地方自殺率高於廠內;許多員工有精神疾病(家庭/社會教育影響?);低薪(這有爭議). <text:line-break/><text:line-break/>2-3:楊改蘭事件(2016) <text:line-break/><text:line-break/>甘肅貧戶因官員因素被取消低保資格,母親楊改蘭(28歲)殺掉4個小孩後服毒自殺,死前對奶奶說:你不懂,你不用救我了,這一次救回來,還有下一次,永遠過不去.這幾個娃不能留給你了.在外打工的先生處理完後事後也服毒自殺,一家八口僅留父親與奶奶.連文革荼毒都能活下來,人生還有什麼檻邁不過去? <text:line-break/><text:line-break/>這事件應該是我首次對共產黨產生嚴重敵意! "盛世中的螻蟻"被官方刪文,中國的盛世誰在乎,我不在乎! 相較台灣社會福利支出占1/4稅收,社會漏洞卻越補越大洞.每年補助線的調整(規則不公平)讓失去補助者埋怨政府,浮濫領補助者依舊存在.台灣社會從自掃門前雪,轉而自私自利到如今的自生自滅. <text:line-break/><text:line-break/>2-4:農民工被欠薪自殺與殺雇主事件(2003~至今) <text:line-break/><text:line-break/>農民工(2.85億,2020年國家統計局)離鄉背井跨省分打工,遇到各種不公平對待(個人判斷是文革餘毒造成的人性扭曲,與改革開放後社會風氣敗壞導致),中國政府解決之道是直接匯錢到民工戶頭避免轉手剝削.台灣也出現公共工程下游包商拿不到錢跑路新聞.<text:line-break/><text:line-break/>2-5:P2P暴雷事件(2015~2018) <text:line-break/><text:line-break/>國家級的龐氏騙局,總理李克強難辭其咎.受害者之一單親母親王倩維權被鎮壓對政府失去信心,留下小孩與父母上吊死殺,遺書告誡小孩好好讀書,長大移民離開中國.中國維穩金費在2011年首度超越軍費支出.不源頭解決問題,不制定公平遊戲規則,而強迫民眾吞下,這樣對嗎? <text:line-break/><text:line-break/>2-6:北京驅逐低端人口(2017~至今) <text:line-break/><text:line-break/>領導定各數字,底下鷹犬使命必達,不管租客如何度過冬天,與後續住宿交通等問題.對比台灣則是新北議員應曉薇要求清潔隊灑水街友(2011聖誕夜). <text:line-break/><text:line-break/>2-7:長租公寓爆雷事件(2018~至今) <text:line-break/><text:line-break/>資本進入租屋市場,房東租客兩頭騙大玩金融槓桿,因新冠疫情暴雷後神隱,大量房東與年輕人受害.廣東某學生畢業後無業貸款一年租金(租金貸),被房東驅趕後選擇跳樓自殺...,中國許多商業創新不是創新,而是玩過去不敢碰的領域! 如同台灣信用卡市場飽和,銀行開發現金卡市場導致雙卡風暴;保險市場飽和,保險公司改玩老人保險(早年老人是拒保戶);銀行賺手續費推銷理財商品,導致雷曼風暴與trf之亂. <text:line-break/><text:line-break/>2-8:中國A片企業化事件(不知何時開始~至今) <text:line-break/><text:line-break/>在"一胎化"錯誤政策下,中國男女性別差約3500萬,大量男性找不到結婚對象.照理來說在中國,女人是稀有資源,然而網路上卻可找到中國企業化經營拍攝A片? 還沒談更多因為經濟(裸貸、校園貸)、社會風氣敗壞(炫富、奢侈)下海的技師(性工作者別稱).日本AV盛行是廣場協議(1985)造成的經濟全面崩潰,與家庭、學校、社會教育全面失敗導致.統計約300萬貧困女子(含單親)為了生存有許多無奈.台灣則是政客虛偽,而網路隨處可見色情廣告,疫情破口之一的萬華尋芳客來自全台. <text:line-break/><text:line-break/>2-9:歐金中事件(2021) <text:line-break/><text:line-break/>中國農村房屋改建爭議多,低價搬遷徵收費就不談.想討論地方政府為了避免麻煩,要求改建需要鄰居同意,導致鄰里出現許多摩擦(有遠見村長在早期制定公平遊戲規則,重點是少數).也是此事件爆發後,中國網友壓倒性聲援兇手,而歐某在10天後"被自殺",地方政府已國家機密為理由不透漏相關案情(地方政府的懸賞通告,內容為提供線索獎勵2萬,發現屍體獎勵5萬,這是鼓勵殺人?!). <text:line-break/><text:line-break/>結論:中國有許多社會問題,我認為是政府應作為但不作為導致! 美國寄生全球,掠奪全球資源是事實,但中國有比較好嗎? 共產黨是照顧中國人,還是說:這是我的地盤,只有我能割這些韭菜? 周處除三害故事中,殺掉蛟龍、猛虎後發現自己是村民口中禍害,周處選擇改過自新.持續關注中國的"共同富裕",若共產黨只改革其他階層而不自清腐肉,這樣的中國是天堂還是地獄? 鼓吹兩岸統一是好的選擇,還是剛出狼窩又入虎口? <text:line-break/><text:line-break/>3.台灣: <text:line-break/><text:line-break/>曾思考人活著目的是啥? 思考多年想不出答案,但可確認不是某天當街友、被車撞死、自殺、酒店陪笑.現況如此表示遊戲規則被破壞,既然如此就重訂公平遊戲規則! <text:line-break/><text:line-break/>曾思考國人應盡的義務有當兵、誠實納稅,那政府應盡的義務是? 思索後認為低標乃提供基本服務,與覆蓋率完善.高標則是做到預警、威嚇、究責、教育、開源節流興利除弊、階級流動等.國家是從上一代開始爛(上一代泛指戰後出生),上一代是從公部門開始爛,公部門是從領袖開始爛.隨著時間過去,透過家庭、學校、社會教育影響,各行各業從上到下都爛了,國家沒救了! 故2018年底確認出手救國,從學生時期就開始自主練兵. <text:line-break/><text:line-break/>把視野拉高,台灣各種社會問題在許多國家都可見.應該說全世界的戰後嬰兒潮沒啥大本事,繼承上一代遺產,掠奪後代子孫未來,使自己的平均壽命快速拉高,卻留下眾多債務與各種社會問題.中國的996、躺平、內捲;台灣則是小確幸、不婚不生;南韓則稱地獄朝鮮;日本是二次元文化興盛;美國則是青春套餐(藥物氾濫、濫交、吸毒、酗酒).言教不如身教,當各國上一代沒做好榜樣,下一代如何自處? 當上一代無法解決自己造成的問題,下一代有能力解決嗎? 若有人能解決,對其也是莫大悲劇. <text:line-break/><text:line-break/>結論:原則上明年過年後,最遲是明年春天,會用自己方式出手救國.練兵多年已有完善解法,但不遮掩對上一代充滿厭惡,隨時間逐漸轉變為仇恨,我堅持給上一代最恐怖的懲罰! 明年且見我用類學校教育的社會教育改變台灣,關鍵字搜索可見我先前發表文章,用局外人與當事者角度評價會比較公允,打破現況大破大立不然只是浪費時間. <text:line-break/><text:line-break/>這是最壞的年代,也是最好的年代.前者意指各國比爛,離三戰不遠矣,後者意指...還好有我! </text:p>
      <text:p text:style-name="P7"><text:span text:style-name="T6">孫從輔</text:span><text:span text:style-name="T7"><text:s/>  |  2021.11.01 04:19   |   </text:span><text:a xlink:type="simple" xlink:href="http://palinfo.habago.org/Entry?Command=Information_PrintForum&amp;iPage=1#FORUM41179"><text:span text:style-name="T8">#</text:span></text:a></text:p>
      <text:p text:style-name="P8"><text:span text:style-name="T7">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9"><text:s/></text:span><text:span text:style-name="T7">「愛台灣」的戒嚴，聽起來是不是好棒棒？</text:span><text:span text:style-name="T9"><text:line-break/><text:line-break/></text:span><text:span text:style-name="T7">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7"><text:span text:style-name="T6">陳真</text:span><text:span text:style-name="T7"><text:s/>  |  2021.11.01 03:48   |   </text:span><text:a xlink:type="simple" xlink:href="http://palinfo.habago.org/Entry?Command=Information_PrintForum&amp;iPage=1#FORUM41178"><text:span text:style-name="T8">#</text:span></text:a></text:p>
      <text:p text:style-name="P9"><text:span text:style-name="T7">謝謝這位同學的留言，我無言以對。跟絕大多數人同樣的狀況，我之無言並不是因為你提出一個難以反駁的論點，而是因為你並沒有提出任何論點。</text:span><text:span text:style-name="T9"><text:line-break/><text:line-break/></text:span><text:span text:style-name="T7">你的留言屬性就像街坊鄰居之間意識流一般的閒聊或八卦，也許充分表達了某種好惡，卻缺乏認知意義。</text:span><text:span text:style-name="T9"><text:line-break/><text:line-break/></text:span><text:span text:style-name="T7">提出任何一種觀點，並不必然需要提供任何因果論證，但是內容與結論之間總得有著某種說服力，而不是恁北喜歡怎麼表就怎麼表，一表三千里。那是一種八卦閒聊或文青告白，而不是有意義的討論。</text:span><text:span text:style-name="T9"><text:line-break/><text:line-break/></text:span><text:span text:style-name="T7">在這方面，我有一種</text:span><text:span text:style-name="T9">“</text:span><text:span text:style-name="T7">知識上的美德</text:span><text:span text:style-name="T9">”</text:span><text:span text:style-name="T7">，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9"><text:line-break/><text:line-break/></text:span><text:span text:style-name="T7">也因此，我對我所思所想很難遇到有效的批評，因為別人不可能會比我更在意自己之所言。</text:span><text:span text:style-name="T9"><text:line-break/><text:line-break/></text:span><text:span text:style-name="T7">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9"><text:line-break/><text:line-break/></text:span><text:span text:style-name="T7">我所崇拜的法國導演高達說，美國人總喜歡問</text:span><text:span text:style-name="T9">“What do you mean exactly?” </text:span><text:span text:style-name="T7">高達說：</text:span><text:span text:style-name="T9">“I mean,but not exactly.”<text:line-break/><text:line-break/></text:span><text:span text:style-name="T7">我喜歡這段對話，我知道在我所追求的某種思想世界裡頭，並沒有</text:span><text:span text:style-name="T9">“mean exactly” </text:span><text:span text:style-name="T7">這回事，但這不影響我盡可能想辦法趨近它。</text:span><text:span text:style-name="T9"><text:line-break/><text:line-break/></text:span><text:span text:style-name="T7">我同時也相信，不管我說些什麼或寫些什麼，惟有當我能夠說服自己時，它也才有可能取得一些意義，從而也許能夠有了一點微不足道的價值。</text:span><text:span text:style-name="T9"><text:line-break/><text:line-break/></text:span><text:span text:style-name="T7">對我而言，生命有多長，這條究竟之路就該有多長。</text:span></text:p>
      <text:p text:style-name="P7"><text:span text:style-name="T6">田治平</text:span><text:span text:style-name="T7"><text:s/>  |  2021.11.01 00:30   |   </text:span><text:a xlink:type="simple" xlink:href="http://palinfo.habago.org/Entry?Command=Information_PrintForum&amp;iPage=1#FORUM41177"><text:span text:style-name="T8">#</text:span></text:a></text:p>
      <text:p text:style-name="P8"><text:span text:style-name="T7">不知多久之前</text:span><text:span text:style-name="T9">,</text:span><text:span text:style-name="T7">在</text:span><text:span text:style-name="T9">mobile 01</text:span><text:span text:style-name="T7">論壇的時事</text:span><text:span text:style-name="T9">-</text:span><text:span text:style-name="T7">時事綜合討論區</text:span><text:span text:style-name="T9">,</text:span><text:span text:style-name="T7">不時有網友轉貼陳真醫生的文章</text:span><text:span text:style-name="T9">,</text:span><text:span text:style-name="T7">才知道這個網站</text:span><text:span text:style-name="T9">.</text:span><text:span text:style-name="T7">拜讀許多你的文章</text:span><text:span text:style-name="T9">,</text:span><text:span text:style-name="T7">近期才發現有留言板</text:span><text:span text:style-name="T9">,</text:span><text:span text:style-name="T7">看完近</text:span><text:span text:style-name="T9">20</text:span><text:span text:style-name="T7">頁留言</text:span><text:span text:style-name="T9">,</text:span><text:span text:style-name="T7">內心有些警覺</text:span><text:span text:style-name="T9">,</text:span><text:span text:style-name="T7">猶豫幾日後決定分享幾點我的看法</text:span><text:span text:style-name="T9">.</text:span><text:span text:style-name="T7">若有刺耳之處</text:span><text:span text:style-name="T9">,</text:span><text:span text:style-name="T7">煩請見諒</text:span><text:span text:style-name="T9">.<text:line-break/><text:line-break/>1.</text:span><text:span text:style-name="T7">巴勒斯坦</text:span><text:span text:style-name="T9">:<text:line-break/><text:line-break/></text:span><text:span text:style-name="T7">我不認為以色列人有錯</text:span><text:span text:style-name="T9">,</text:span><text:span text:style-name="T7">因為他們想活下去</text:span><text:span text:style-name="T9">,</text:span><text:span text:style-name="T7">也付出許多代價</text:span><text:span text:style-name="T9">(</text:span><text:span text:style-name="T7">全民皆兵在周遭敵視國家生存</text:span><text:span text:style-name="T9">,</text:span><text:span text:style-name="T7">歷經幾次戰爭仍堅持不懈</text:span><text:span text:style-name="T9">,</text:span><text:span text:style-name="T7">但近年政府施政走偏</text:span><text:span text:style-name="T9">,</text:span><text:span text:style-name="T7">大體上政府與國人齊心</text:span><text:span text:style-name="T9">).</text:span><text:span text:style-name="T7">我想討論阿拉法特</text:span><text:span text:style-name="T9">,</text:span><text:span text:style-name="T7">身為巴解組織負責人卻無力壓制內部異聲</text:span><text:span text:style-name="T9">(</text:span><text:span text:style-name="T7">哈馬斯</text:span><text:span text:style-name="T9">),</text:span><text:span text:style-name="T7">屬於站著茅坑不拉屎角色</text:span><text:span text:style-name="T9">,</text:span><text:span text:style-name="T7">領袖無能導致人民倒楣</text:span><text:span text:style-name="T9">.</text:span><text:span text:style-name="T7">人無法決定在何處出生</text:span><text:span text:style-name="T9">,</text:span><text:span text:style-name="T7">身上許多</text:span><text:span text:style-name="T9">"</text:span><text:span text:style-name="T7">枷鎖</text:span><text:span text:style-name="T9">"</text:span><text:span text:style-name="T7">是後天家庭、學校、社會教育強行加上</text:span><text:span text:style-name="T9">.</text:span><text:span text:style-name="T7">沒本事建立什麼國家</text:span><text:span text:style-name="T9">? </text:span><text:span text:style-name="T7">以前歐美國家有錢有閒還可扯皮條爭取資源</text:span><text:span text:style-name="T9">,</text:span><text:span text:style-name="T7">如今國際社會有這條件</text:span><text:span text:style-name="T9">?<text:line-break/><text:line-break/></text:span><text:span text:style-name="T7">木已成舟無力改變</text:span><text:span text:style-name="T9">,</text:span><text:span text:style-name="T7">當初不自量力建國的後果需自付</text:span><text:span text:style-name="T9">,</text:span><text:span text:style-name="T7">巴勒斯坦人均</text:span><text:span text:style-name="T9">gdp</text:span><text:span text:style-name="T7">連以色列零頭都沒有</text:span><text:span text:style-name="T9">(3235:43711,</text:span><text:span text:style-name="T7">中國</text:span><text:span text:style-name="T9">ceic</text:span><text:span text:style-name="T7">網站資料</text:span><text:span text:style-name="T9">),</text:span><text:span text:style-name="T7">試問誰要負最大責任</text:span><text:span text:style-name="T9">? </text:span><text:span text:style-name="T7">這好比台灣的民主化與教改</text:span><text:span text:style-name="T9">,</text:span><text:span text:style-name="T7">是好心辦壞事</text:span><text:span text:style-name="T9">? </text:span><text:span text:style-name="T7">還是壞心辦壞事</text:span><text:span text:style-name="T9">?! </text:span><text:span text:style-name="T7">覆巢之下無完卵</text:span><text:span text:style-name="T9">,</text:span><text:span text:style-name="T7">才有貴站的訴求</text:span><text:span text:style-name="T9">.</text:span><text:span text:style-name="T7">解決問題必須從</text:span><text:span text:style-name="T9">"</text:span><text:span text:style-name="T7">源頭</text:span><text:span text:style-name="T9">"</text:span><text:span text:style-name="T7">下手</text:span><text:span text:style-name="T9">,</text:span><text:span text:style-name="T7">否則只是浪費時間與無病呻吟</text:span><text:span text:style-name="T9">.<text:line-break/><text:line-break/></text:span><text:span text:style-name="T7">若我是巴勒斯坦領導人</text:span><text:span text:style-name="T9">,</text:span><text:span text:style-name="T7">先內部對全體國人為過去的錯誤道歉</text:span><text:span text:style-name="T9">.</text:span><text:span text:style-name="T7">接著論述未來的各種可能</text:span><text:span text:style-name="T9">,</text:span><text:span text:style-name="T7">全體國人依據自由意志做出選擇</text:span><text:span text:style-name="T9">.</text:span><text:span text:style-name="T7">是融入以色列的治理</text:span><text:span text:style-name="T9">;</text:span><text:span text:style-name="T7">跟隨我遷移到其他阿拉伯國家</text:span><text:span text:style-name="T9">;</text:span><text:span text:style-name="T7">還是與以色列繼續敵對</text:span><text:span text:style-name="T9">? </text:span><text:span text:style-name="T7">討論公開甚至電視辯論</text:span><text:span text:style-name="T9">,</text:span><text:span text:style-name="T7">不論結果為何</text:span><text:span text:style-name="T9">,</text:span><text:span text:style-name="T7">巴勒斯坦都將廢除國號</text:span><text:span text:style-name="T9">! </text:span><text:span text:style-name="T7">接著跟英、美、以色列要巨額遷移經費</text:span><text:span text:style-name="T9">(</text:span><text:span text:style-name="T7">合情合理</text:span><text:span text:style-name="T9">),</text:span><text:span text:style-name="T7">帶領願意追隨國人到其他阿拉伯國家境內重新開始</text:span><text:span text:style-name="T9">.</text:span><text:span text:style-name="T7">巴勒斯坦不到</text:span><text:span text:style-name="T9">500</text:span><text:span text:style-name="T7">萬人</text:span><text:span text:style-name="T9">,</text:span><text:span text:style-name="T7">這是可行解法</text:span><text:span text:style-name="T9">(</text:span><text:span text:style-name="T7">歐洲難民危機</text:span><text:span text:style-name="T9">,</text:span><text:span text:style-name="T7">德國共接納</text:span><text:span text:style-name="T9">120</text:span><text:span text:style-name="T7">萬難民</text:span><text:span text:style-name="T9">).</text:span><text:span text:style-name="T7">然而巴勒斯坦領導人有這智慧與魄力</text:span><text:span text:style-name="T9">? </text:span><text:span text:style-name="T7">故我說德不配位中東版</text:span><text:span text:style-name="T9">,</text:span><text:span text:style-name="T7">沒有討論價值</text:span><text:span text:style-name="T9">.<text:line-break/><text:line-break/>2.</text:span><text:span text:style-name="T7">中國</text:span><text:span text:style-name="T9">:<text:line-break/><text:line-break/></text:span><text:span text:style-name="T7">人面臨現實無奈無力改變</text:span><text:span text:style-name="T9">,</text:span><text:span text:style-name="T7">轉而尋求心靈慰藉</text:span><text:span text:style-name="T9">.</text:span><text:span text:style-name="T7">上一代台灣人選擇宗教</text:span><text:span text:style-name="T9">(</text:span><text:span text:style-name="T7">轉變騙財騙色、愚民、寄生國家社會</text:span><text:span text:style-name="T9">);</text:span><text:span text:style-name="T7">這一代台灣人選擇手機遊戲</text:span><text:span text:style-name="T9">(</text:span><text:span text:style-name="T7">觀察電視廣告</text:span><text:span text:style-name="T9">).</text:span><text:span text:style-name="T7">陳醫生選擇寄希望於中國</text:span><text:span text:style-name="T9">,</text:span><text:span text:style-name="T7">而歷經文革的中國人沒有宗教信仰</text:span><text:span text:style-name="T9">,</text:span><text:span text:style-name="T7">選擇寄託於民初人士</text:span><text:span text:style-name="T9">,</text:span><text:span text:style-name="T7">在我看來都是悲劇</text:span><text:span text:style-name="T9">! </text:span><text:span text:style-name="T7">婚姻是愛情的墳墓</text:span><text:span text:style-name="T9">,</text:span><text:span text:style-name="T7">裡面的人想逃出來</text:span><text:span text:style-name="T9">,</text:span><text:span text:style-name="T7">外面的人拼命要進去</text:span><text:span text:style-name="T9">;</text:span><text:span text:style-name="T7">許多公司花錢打形象廣告</text:span><text:span text:style-name="T9">,</text:span><text:span text:style-name="T7">卻吝嗇對員工好</text:span><text:span text:style-name="T9">.</text:span><text:span text:style-name="T7">中國是好的選擇</text:span><text:span text:style-name="T9">,</text:span><text:span text:style-name="T7">還是距離產生美感</text:span><text:span text:style-name="T9">? </text:span><text:span text:style-name="T7">每個人要為自己的選擇</text:span><text:span text:style-name="T9">(</text:span><text:span text:style-name="T7">人生</text:span><text:span text:style-name="T9">)</text:span><text:span text:style-name="T7">負責</text:span><text:span text:style-name="T9">,</text:span><text:span text:style-name="T7">但不應該鼓吹他人</text:span><text:span text:style-name="T9">,</text:span><text:span text:style-name="T7">因為你不知道自己是否看走眼</text:span><text:span text:style-name="T9">? </text:span><text:span text:style-name="T7">這些年許多中國人離開中國</text:span><text:span text:style-name="T9">,</text:span><text:span text:style-name="T7">在其心中國外不見得是天堂</text:span><text:span text:style-name="T9">,</text:span><text:span text:style-name="T7">然而中國現況更爛</text:span><text:span text:style-name="T9">!<text:line-break/><text:line-break/></text:span><text:span text:style-name="T7">我始終認為中國是火藥桶</text:span><text:span text:style-name="T9">,</text:span><text:span text:style-name="T7">分享這些年的觀察</text:span><text:span text:style-name="T9">,</text:span><text:span text:style-name="T7">時間序列或許有誤</text:span><text:span text:style-name="T9">(</text:span><text:span text:style-name="T7">因部分事件持續多年</text:span><text:span text:style-name="T9">).</text:span><text:span text:style-name="T7">我只看各國底層民眾的人生軌跡</text:span><text:span text:style-name="T9">,</text:span><text:span text:style-name="T7">老外說法是</text:span><text:span text:style-name="T9">"</text:span><text:span text:style-name="T7">木桶理論</text:span><text:span text:style-name="T9">".</text:span><text:span text:style-name="T7">因為有錢人不需要政府過多幫助</text:span><text:span text:style-name="T9">,</text:span><text:span text:style-name="T7">底層民眾的人生變化可間接證明各國政府的治國能力</text:span><text:span text:style-name="T9">.<text:line-break/><text:line-break/>2-1:</text:span><text:span text:style-name="T7">中國股市泡沫</text:span><text:span text:style-name="T9">(2007~</text:span><text:span text:style-name="T7">至今</text:span><text:span text:style-name="T9">)<text:line-break/><text:line-break/></text:span><text:span text:style-name="T7">那段時間中國網站經常看到</text:span><text:span text:style-name="T9">"</text:span><text:span text:style-name="T7">天中飛人</text:span><text:span text:style-name="T9">"</text:span><text:span text:style-name="T7">詞彙</text:span><text:span text:style-name="T9">,</text:span><text:span text:style-name="T7">了解是指跳樓自殺</text:span><text:span text:style-name="T9">,</text:span><text:span text:style-name="T7">死者之一是剛出社會的年輕女人</text:span><text:span text:style-name="T9">,</text:span><text:span text:style-name="T7">因為周遭</text:span><text:span text:style-name="T9">(</text:span><text:span text:style-name="T7">社會</text:span><text:span text:style-name="T9">)</text:span><text:span text:style-name="T7">訊息誘惑進入股市</text:span><text:span text:style-name="T9">,</text:span><text:span text:style-name="T7">賠光積蓄後選擇結束人生</text:span><text:span text:style-name="T9">.</text:span><text:span text:style-name="T7">使我想起台灣經濟奇蹟的全民瘋大家樂</text:span><text:span text:style-name="T9">/</text:span><text:span text:style-name="T7">六合彩</text:span><text:span text:style-name="T9">(1980);</text:span><text:span text:style-name="T7">陳水扁主政期間雙卡風暴</text:span><text:span text:style-name="T9">(2005),</text:span><text:span text:style-name="T7">導致許多人燒炭自殺</text:span><text:span text:style-name="T9">,</text:span><text:span text:style-name="T7">超市買木炭需要實名制</text:span><text:span text:style-name="T9">;</text:span><text:span text:style-name="T7">人渣黨政府延長股市當沖優惠稅制</text:span><text:span text:style-name="T9">(2021),</text:span><text:span text:style-name="T7">讓無數年輕股民被坑殺</text:span><text:span text:style-name="T9">.<text:line-break/><text:line-break/>2-2:</text:span><text:span text:style-name="T7">富士康跳樓事件</text:span><text:span text:style-name="T9">(2010)<text:line-break/><text:line-break/></text:span><text:span text:style-name="T7">後續把死亡撫恤金取消</text:span><text:span text:style-name="T9">,</text:span><text:span text:style-name="T7">與廠區管理轉移給地方政府</text:span><text:span text:style-name="T9">,</text:span><text:span text:style-name="T7">跳樓亂象大幅減少</text:span><text:span text:style-name="T9">.</text:span><text:span text:style-name="T7">該事件可討論</text:span><text:span text:style-name="T9">"</text:span><text:span text:style-name="T7">一人跳保全家</text:span><text:span text:style-name="T9">"(</text:span><text:span text:style-name="T7">指高額撫恤金</text:span><text:span text:style-name="T9">);</text:span><text:span text:style-name="T7">地方自殺率高於廠內</text:span><text:span text:style-name="T9">;</text:span><text:span text:style-name="T7">許多員工有精神疾病</text:span><text:span text:style-name="T9">(</text:span><text:span text:style-name="T7">家庭</text:span><text:span text:style-name="T9">/</text:span><text:span text:style-name="T7">社會教育影響</text:span><text:span text:style-name="T9">?);</text:span><text:span text:style-name="T7">低薪</text:span><text:span text:style-name="T9">(</text:span><text:span text:style-name="T7">這有爭議</text:span><text:span text:style-name="T9">).<text:line-break/><text:line-break/>2-3:</text:span><text:span text:style-name="T7">楊改蘭事件</text:span><text:span text:style-name="T9">(2016)<text:line-break/><text:line-break/></text:span><text:span text:style-name="T7">甘肅貧戶因官員因素被取消低保資格</text:span><text:span text:style-name="T9">,</text:span><text:span text:style-name="T7">母親楊改蘭</text:span><text:span text:style-name="T9">(28</text:span><text:span text:style-name="T7">歲</text:span><text:span text:style-name="T9">)</text:span><text:span text:style-name="T7">殺掉</text:span><text:span text:style-name="T9">4</text:span><text:span text:style-name="T7">個小孩後服毒自殺</text:span><text:span text:style-name="T9">,</text:span><text:span text:style-name="T7">死前對奶奶說</text:span><text:span text:style-name="T9">:</text:span><text:span text:style-name="T7">你不懂</text:span><text:span text:style-name="T9">,</text:span><text:span text:style-name="T7">你不用救我了</text:span><text:span text:style-name="T9">,</text:span><text:span text:style-name="T7">這一次救回來</text:span><text:span text:style-name="T9">,</text:span><text:span text:style-name="T7">還有下一次</text:span><text:span text:style-name="T9">,</text:span><text:span text:style-name="T7">永遠過不去</text:span><text:span text:style-name="T9">.</text:span><text:span text:style-name="T7">這幾個娃不能留給你了</text:span><text:span text:style-name="T9">.</text:span><text:span text:style-name="T7">在外打工的先生處理完後事後也服毒自殺</text:span><text:span text:style-name="T9">,</text:span><text:span text:style-name="T7">一家八口僅留父親與奶奶</text:span><text:span text:style-name="T9">.</text:span><text:span text:style-name="T7">連文革荼毒都能活下來</text:span><text:span text:style-name="T9">,</text:span><text:span text:style-name="T7">人生還有什麼檻邁不過去</text:span><text:span text:style-name="T9">?<text:line-break/><text:line-break/></text:span><text:span text:style-name="T7">這事件應該是我首次對共產黨產生嚴重敵意</text:span><text:span text:style-name="T9">! "</text:span><text:span text:style-name="T7">盛世中的螻蟻</text:span><text:span text:style-name="T9">"</text:span><text:span text:style-name="T7">被官方刪文</text:span><text:span text:style-name="T9">,</text:span><text:span text:style-name="T7">中國的盛世誰在乎</text:span><text:span text:style-name="T9">,</text:span><text:span text:style-name="T7">我不在乎</text:span><text:span text:style-name="T9">! </text:span><text:span text:style-name="T7">相較台灣社會福利支出占</text:span><text:span text:style-name="T9">1/4</text:span><text:span text:style-name="T7">稅收</text:span><text:span text:style-name="T9">,</text:span><text:span text:style-name="T7">社會漏洞卻越補越大洞</text:span><text:span text:style-name="T9">.</text:span><text:span text:style-name="T7">每年補助線的調整</text:span><text:span text:style-name="T9">(</text:span><text:span text:style-name="T7">規則不公平</text:span><text:span text:style-name="T9">)</text:span><text:span text:style-name="T7">讓失去補助者埋怨政府</text:span><text:span text:style-name="T9">,</text:span><text:span text:style-name="T7">浮濫領補助者依舊存在</text:span><text:span text:style-name="T9">.</text:span><text:span text:style-name="T7">台灣社會從自掃門前雪</text:span><text:span text:style-name="T9">,</text:span><text:span text:style-name="T7">轉而自私自利到如今的自生自滅</text:span><text:span text:style-name="T9">.<text:line-break/><text:line-break/>2-4:</text:span><text:span text:style-name="T7">農民工被欠薪自殺與殺雇主事件</text:span><text:span text:style-name="T9">(2003~</text:span><text:span text:style-name="T7">至今</text:span><text:span text:style-name="T9">)<text:line-break/><text:line-break/></text:span><text:span text:style-name="T7">農民工</text:span><text:span text:style-name="T9">(2.85</text:span><text:span text:style-name="T7">億</text:span><text:span text:style-name="T9">,2020</text:span><text:span text:style-name="T7">年國家統計局</text:span><text:span text:style-name="T9">)</text:span><text:span text:style-name="T7">離鄉背井跨省分打工</text:span><text:span text:style-name="T9">,</text:span><text:span text:style-name="T7">遇到各種不公平對待</text:span><text:span text:style-name="T9">(</text:span><text:span text:style-name="T7">個人判斷是文革餘毒造成的人性扭曲</text:span><text:span text:style-name="T9">,</text:span><text:span text:style-name="T7">與改革開放後社會風氣敗壞導致</text:span><text:span text:style-name="T9">),</text:span><text:span text:style-name="T7">中國政府解決之道是直接匯錢到民工戶頭避免轉手剝削</text:span><text:span text:style-name="T9">.</text:span><text:span text:style-name="T7">台灣也出現公共工程下游包商拿不到錢跑路新聞</text:span><text:span text:style-name="T9">.<text:line-break/><text:line-break/>2-5:P2P</text:span><text:span text:style-name="T7">暴雷事件</text:span><text:span text:style-name="T9">(2015~2018)<text:line-break/><text:line-break/></text:span><text:span text:style-name="T7">國家級的龐氏騙局</text:span><text:span text:style-name="T9">,</text:span><text:span text:style-name="T7">總理李克強難辭其咎</text:span><text:span text:style-name="T9">.</text:span><text:span text:style-name="T7">受害者之一單親母親王倩維權被鎮壓對政府失去信心</text:span><text:span text:style-name="T9">,</text:span><text:span text:style-name="T7">留下小孩與父母上吊死殺</text:span><text:span text:style-name="T9">,</text:span><text:span text:style-name="T7">遺書告誡小孩好好讀書</text:span><text:span text:style-name="T9">,</text:span><text:span text:style-name="T7">長大移民離開中國</text:span><text:span text:style-name="T9">.</text:span><text:span text:style-name="T7">中國維穩金費在</text:span><text:span text:style-name="T9">2011</text:span><text:span text:style-name="T7">年首度超越軍費支出</text:span><text:span text:style-name="T9">.</text:span><text:span text:style-name="T7">不源頭解決問題</text:span><text:span text:style-name="T9">,</text:span><text:span text:style-name="T7">不制定公平遊戲規則</text:span><text:span text:style-name="T9">,</text:span><text:span text:style-name="T7">而強迫民眾吞下</text:span><text:span text:style-name="T9">,</text:span><text:span text:style-name="T7">這樣對嗎</text:span><text:span text:style-name="T9">?<text:line-break/><text:line-break/>2-6:</text:span><text:span text:style-name="T7">北京驅逐低端人口</text:span><text:span text:style-name="T9">(2017~</text:span><text:span text:style-name="T7">至今</text:span><text:span text:style-name="T9">)<text:line-break/><text:line-break/></text:span><text:span text:style-name="T7">領導定各數字</text:span><text:span text:style-name="T9">,</text:span><text:span text:style-name="T7">底下鷹犬使命必達</text:span><text:span text:style-name="T9">,</text:span><text:span text:style-name="T7">不管租客如何度過冬天</text:span><text:span text:style-name="T9">,</text:span><text:span text:style-name="T7">與後續住宿交通等問題</text:span><text:span text:style-name="T9">.</text:span><text:span text:style-name="T7">對比台灣則是新北議員應曉薇要求清潔隊灑水街友</text:span><text:span text:style-name="T9">(2011</text:span><text:span text:style-name="T7">聖誕夜</text:span><text:span text:style-name="T9">).<text:line-break/><text:line-break/>2-7:</text:span><text:span text:style-name="T7">長租公寓爆雷事件</text:span><text:span text:style-name="T9">(2018~</text:span><text:span text:style-name="T7">至今</text:span><text:span text:style-name="T9">)<text:line-break/><text:line-break/></text:span><text:span text:style-name="T7">資本進入租屋市場</text:span><text:span text:style-name="T9">,</text:span><text:span text:style-name="T7">房東租客兩頭騙大玩金融槓桿</text:span><text:span text:style-name="T9">,</text:span><text:span text:style-name="T7">因新冠疫情暴雷後神隱</text:span><text:span text:style-name="T9">,</text:span><text:span text:style-name="T7">大量房東與年輕人受害</text:span><text:span text:style-name="T9">.</text:span><text:span text:style-name="T7">廣東某學生畢業後無業貸款一年租金</text:span><text:span text:style-name="T9">(</text:span><text:span text:style-name="T7">租金貸</text:span><text:span text:style-name="T9">),</text:span><text:span text:style-name="T7">被房東驅趕後選擇跳樓自殺</text:span><text:span text:style-name="T9">...,</text:span><text:span text:style-name="T7">中國許多商業創新不是創新</text:span><text:span text:style-name="T9">,</text:span><text:span text:style-name="T7">而是玩過去不敢碰的領域</text:span><text:span text:style-name="T9">! </text:span><text:span text:style-name="T7">如同台灣信用卡市場飽和</text:span><text:span text:style-name="T9">,</text:span><text:span text:style-name="T7">銀行開發現金卡市場導致雙卡風暴</text:span><text:span text:style-name="T9">;</text:span><text:span text:style-name="T7">保險市場飽和</text:span><text:span text:style-name="T9">,</text:span><text:span text:style-name="T7">保險公司改玩老人保險</text:span><text:span text:style-name="T9">(</text:span><text:span text:style-name="T7">早年老人是拒保戶</text:span><text:span text:style-name="T9">);</text:span><text:span text:style-name="T7">銀行賺手續費推銷理財商品</text:span><text:span text:style-name="T9">,</text:span><text:span text:style-name="T7">導致雷曼風暴與</text:span><text:span text:style-name="T9">trf</text:span><text:span text:style-name="T7">之亂</text:span><text:span text:style-name="T9">.<text:line-break/><text:line-break/>2-8:</text:span><text:span text:style-name="T7">中國</text:span><text:span text:style-name="T9">A</text:span><text:span text:style-name="T7">片企業化事件</text:span><text:span text:style-name="T9">(</text:span><text:span text:style-name="T7">不知何時開始</text:span><text:span text:style-name="T9">~</text:span><text:span text:style-name="T7">至今</text:span><text:span text:style-name="T9">)<text:line-break/><text:line-break/></text:span><text:span text:style-name="T7">在</text:span><text:span text:style-name="T9">"</text:span><text:span text:style-name="T7">一胎化</text:span><text:span text:style-name="T9">"</text:span><text:span text:style-name="T7">錯誤政策下</text:span><text:span text:style-name="T9">,</text:span><text:span text:style-name="T7">中國男女性別差約</text:span><text:span text:style-name="T9">3500</text:span><text:span text:style-name="T7">萬</text:span><text:span text:style-name="T9">,</text:span><text:span text:style-name="T7">大量男性找不到結婚對象</text:span><text:span text:style-name="T9">.</text:span><text:span text:style-name="T7">照理來說在中國</text:span><text:span text:style-name="T9">,</text:span><text:span text:style-name="T7">女人是稀有資源</text:span><text:span text:style-name="T9">,</text:span><text:span text:style-name="T7">然而網路上卻可找到中國企業化經營拍攝</text:span><text:span text:style-name="T9">A</text:span><text:span text:style-name="T7">片</text:span><text:span text:style-name="T9">? </text:span><text:span text:style-name="T7">還沒談更多因為經濟</text:span><text:span text:style-name="T9">(</text:span><text:span text:style-name="T7">裸貸、校園貸</text:span><text:span text:style-name="T9">)</text:span><text:span text:style-name="T7">、社會風氣敗壞</text:span><text:span text:style-name="T9">(</text:span><text:span text:style-name="T7">炫富、奢侈</text:span><text:span text:style-name="T9">)</text:span><text:span text:style-name="T7">下海的技師</text:span><text:span text:style-name="T9">(</text:span><text:span text:style-name="T7">性工作者別稱</text:span><text:span text:style-name="T9">).</text:span><text:span text:style-name="T7">日本</text:span><text:span text:style-name="T9">AV</text:span><text:span text:style-name="T7">盛行是廣場協議</text:span><text:span text:style-name="T9">(1985)</text:span><text:span text:style-name="T7">造成的經濟全面崩潰</text:span><text:span text:style-name="T9">,</text:span><text:span text:style-name="T7">與家庭、學校、社會教育全面失敗導致</text:span><text:span text:style-name="T9">.</text:span><text:span text:style-name="T7">統計約</text:span><text:span text:style-name="T9">300</text:span><text:span text:style-name="T7">萬貧困女子</text:span><text:span text:style-name="T9">(</text:span><text:span text:style-name="T7">含單親</text:span><text:span text:style-name="T9">)</text:span><text:span text:style-name="T7">為了生存有許多無奈</text:span><text:span text:style-name="T9">.</text:span><text:span text:style-name="T7">台灣則是政客虛偽</text:span><text:span text:style-name="T9">,</text:span><text:span text:style-name="T7">而網路隨處可見色情廣告</text:span><text:span text:style-name="T9">,</text:span><text:span text:style-name="T7">疫情破口之一的萬華尋芳客來自全台</text:span><text:span text:style-name="T9">.<text:line-break/><text:line-break/>2-9:</text:span><text:span text:style-name="T7">歐金中事件</text:span><text:span text:style-name="T9">(2021)<text:line-break/><text:line-break/></text:span><text:span text:style-name="T7">中國農村房屋改建爭議多</text:span><text:span text:style-name="T9">,</text:span><text:span text:style-name="T7">低價搬遷徵收費就不談</text:span><text:span text:style-name="T9">.</text:span><text:span text:style-name="T7">想討論地方政府為了避免麻煩</text:span><text:span text:style-name="T9">,</text:span><text:span text:style-name="T7">要求改建需要鄰居同意</text:span><text:span text:style-name="T9">,</text:span><text:span text:style-name="T7">導致鄰里出現許多摩擦</text:span><text:span text:style-name="T9">(</text:span><text:span text:style-name="T7">有遠見村長在早期制定公平遊戲規則</text:span><text:span text:style-name="T9">,</text:span><text:span text:style-name="T7">重點是少數</text:span><text:span text:style-name="T9">).</text:span><text:span text:style-name="T7">也是此事件爆發後</text:span><text:span text:style-name="T9">,</text:span><text:span text:style-name="T7">中國網友壓倒性聲援兇手</text:span><text:span text:style-name="T9">,</text:span><text:span text:style-name="T7">而歐某在</text:span><text:span text:style-name="T9">10</text:span><text:span text:style-name="T7">天後</text:span><text:span text:style-name="T9">"</text:span><text:span text:style-name="T7">被自殺</text:span><text:span text:style-name="T9">",</text:span><text:span text:style-name="T7">地方政府已國家機密為理由不透漏相關案情</text:span><text:span text:style-name="T9">(</text:span><text:span text:style-name="T7">地方政府的懸賞通告</text:span><text:span text:style-name="T9">,</text:span><text:span text:style-name="T7">內容為提供線索獎勵</text:span><text:span text:style-name="T9">2</text:span><text:span text:style-name="T7">萬</text:span><text:span text:style-name="T9">,</text:span><text:span text:style-name="T7">發現屍體獎勵</text:span><text:span text:style-name="T9">5</text:span><text:span text:style-name="T7">萬</text:span><text:span text:style-name="T9">,</text:span><text:span text:style-name="T7">這是鼓勵殺人</text:span><text:span text:style-name="T9">?!).<text:line-break/><text:line-break/></text:span><text:span text:style-name="T7">結論</text:span><text:span text:style-name="T9">:</text:span><text:span text:style-name="T7">中國有許多社會問題</text:span><text:span text:style-name="T9">,</text:span><text:span text:style-name="T7">我認為是政府應作為但不作為導致</text:span><text:span text:style-name="T9">! </text:span><text:span text:style-name="T7">美國寄生全球</text:span><text:span text:style-name="T9">,</text:span><text:span text:style-name="T7">掠奪全球資源是事實</text:span><text:span text:style-name="T9">,</text:span><text:span text:style-name="T7">但中國有比較好嗎</text:span><text:span text:style-name="T9">? </text:span><text:span text:style-name="T7">共產黨是照顧中國人</text:span><text:span text:style-name="T9">,</text:span><text:span text:style-name="T7">還是說</text:span><text:span text:style-name="T9">:</text:span><text:span text:style-name="T7">這是我的地盤</text:span><text:span text:style-name="T9">,</text:span><text:span text:style-name="T7">只有我能割這些韭菜</text:span><text:span text:style-name="T9">? </text:span><text:span text:style-name="T7">周處除三害故事中</text:span><text:span text:style-name="T9">,</text:span><text:span text:style-name="T7">殺掉蛟龍、猛虎後發現自己是村民口中禍害</text:span><text:span text:style-name="T9">,</text:span><text:span text:style-name="T7">周處選擇改過自新</text:span><text:span text:style-name="T9">.</text:span><text:span text:style-name="T7">持續關注中國的</text:span><text:span text:style-name="T9">"</text:span><text:span text:style-name="T7">共同富裕</text:span><text:span text:style-name="T9">",</text:span><text:span text:style-name="T7">若共產黨只改革其他階層而不自清腐肉</text:span><text:span text:style-name="T9">,</text:span><text:span text:style-name="T7">這樣的中國是天堂還是地獄</text:span><text:span text:style-name="T9">? </text:span><text:span text:style-name="T7">鼓吹兩岸統一是好的選擇</text:span><text:span text:style-name="T9">,</text:span><text:span text:style-name="T7">還是剛出狼窩又入虎口</text:span><text:span text:style-name="T9">?<text:line-break/><text:line-break/>3.</text:span><text:span text:style-name="T7">台灣</text:span><text:span text:style-name="T9">:<text:line-break/><text:line-break/></text:span><text:span text:style-name="T7">曾思考人活著目的是啥</text:span><text:span text:style-name="T9">? </text:span><text:span text:style-name="T7">思考多年想不出答案</text:span><text:span text:style-name="T9">,</text:span><text:span text:style-name="T7">但可確認不是某天當街友、被車撞死、自殺、酒店陪笑</text:span><text:span text:style-name="T9">.</text:span><text:span text:style-name="T7">現況如此表示遊戲規則被破壞</text:span><text:span text:style-name="T9">,</text:span><text:span text:style-name="T7">既然如此就重訂公平遊戲規則</text:span><text:span text:style-name="T9">!<text:line-break/><text:line-break/></text:span><text:span text:style-name="T7">曾思考國人應盡的義務有當兵、誠實納稅</text:span><text:span text:style-name="T9">,</text:span><text:span text:style-name="T7">那政府應盡的義務是</text:span><text:span text:style-name="T9">? </text:span><text:span text:style-name="T7">思索後認為低標乃提供基本服務</text:span><text:span text:style-name="T9">,</text:span><text:span text:style-name="T7">與覆蓋率完善</text:span><text:span text:style-name="T9">.</text:span><text:span text:style-name="T7">高標則是做到預警、威嚇、究責、教育、開源節流興利除弊、階級流動等</text:span><text:span text:style-name="T9">.</text:span><text:span text:style-name="T7">國家是從上一代開始爛</text:span><text:span text:style-name="T9">(</text:span><text:span text:style-name="T7">上一代泛指戰後出生</text:span><text:span text:style-name="T9">),</text:span><text:span text:style-name="T7">上一代是從公部門開始爛</text:span><text:span text:style-name="T9">,</text:span><text:span text:style-name="T7">公部門是從領袖開始爛</text:span><text:span text:style-name="T9">.</text:span><text:span text:style-name="T7">隨著時間過去</text:span><text:span text:style-name="T9">,</text:span><text:span text:style-name="T7">透過家庭、學校、社會教育影響</text:span><text:span text:style-name="T9">,</text:span><text:span text:style-name="T7">各行各業從上到下都爛了</text:span><text:span text:style-name="T9">,</text:span><text:span text:style-name="T7">國家沒救了</text:span><text:span text:style-name="T9">! </text:span><text:span text:style-name="T7">故</text:span><text:span text:style-name="T9">2018</text:span><text:span text:style-name="T7">年底確認出手救國</text:span><text:span text:style-name="T9">,</text:span><text:span text:style-name="T7">從學生時期就開始自主練兵</text:span><text:span text:style-name="T9">.<text:line-break/><text:line-break/></text:span><text:span text:style-name="T7">把視野拉高</text:span><text:span text:style-name="T9">,</text:span><text:span text:style-name="T7">台灣各種社會問題在許多國家都可見</text:span><text:span text:style-name="T9">.</text:span><text:span text:style-name="T7">應該說全世界的戰後嬰兒潮沒啥大本事</text:span><text:span text:style-name="T9">,</text:span><text:span text:style-name="T7">繼承上一代遺產</text:span><text:span text:style-name="T9">,</text:span><text:span text:style-name="T7">掠奪後代子孫未來</text:span><text:span text:style-name="T9">,</text:span><text:span text:style-name="T7">使自己的平均壽命快速拉高</text:span><text:span text:style-name="T9">,</text:span><text:span text:style-name="T7">卻留下眾多債務與各種社會問題</text:span><text:span text:style-name="T9">.</text:span><text:span text:style-name="T7">中國的</text:span><text:span text:style-name="T9">996</text:span><text:span text:style-name="T7">、躺平、內捲</text:span><text:span text:style-name="T9">;</text:span><text:span text:style-name="T7">台灣則是小確幸、不婚不生</text:span><text:span text:style-name="T9">;</text:span><text:span text:style-name="T7">南韓則稱地獄朝鮮</text:span><text:span text:style-name="T9">;</text:span><text:span text:style-name="T7">日本是二次元文化興盛</text:span><text:span text:style-name="T9">;</text:span><text:span text:style-name="T7">美國則是青春套餐</text:span><text:span text:style-name="T9">(</text:span><text:span text:style-name="T7">藥物氾濫、濫交、吸毒、酗酒</text:span><text:span text:style-name="T9">).</text:span><text:span text:style-name="T7">言教不如身教</text:span><text:span text:style-name="T9">,</text:span><text:span text:style-name="T7">當各國上一代沒做好榜樣</text:span><text:span text:style-name="T9">,</text:span><text:span text:style-name="T7">下一代如何自處</text:span><text:span text:style-name="T9">? </text:span><text:span text:style-name="T7">當上一代無法解決自己造成的問題</text:span><text:span text:style-name="T9">,</text:span><text:span text:style-name="T7">下一代有能力解決嗎</text:span><text:span text:style-name="T9">? </text:span><text:span text:style-name="T7">若有人能解決</text:span><text:span text:style-name="T9">,</text:span><text:span text:style-name="T7">對其也是莫大悲劇</text:span><text:span text:style-name="T9">.<text:line-break/><text:line-break/></text:span><text:span text:style-name="T7">結論</text:span><text:span text:style-name="T9">:</text:span><text:span text:style-name="T7">原則上明年過年後</text:span><text:span text:style-name="T9">,</text:span><text:span text:style-name="T7">最遲是明年春天</text:span><text:span text:style-name="T9">,</text:span><text:span text:style-name="T7">會用自己方式出手救國</text:span><text:span text:style-name="T9">.</text:span><text:span text:style-name="T7">練兵多年已有完善解法</text:span><text:span text:style-name="T9">,</text:span><text:span text:style-name="T7">但不遮掩對上一代充滿厭惡</text:span><text:span text:style-name="T9">,</text:span><text:span text:style-name="T7">隨時間逐漸轉變為仇恨</text:span><text:span text:style-name="T9">,</text:span><text:span text:style-name="T7">我堅持給上一代最恐怖的懲罰</text:span><text:span text:style-name="T9">! </text:span><text:span text:style-name="T7">明年且見我用類學校教育的社會教育改變台灣</text:span><text:span text:style-name="T9">,</text:span><text:span text:style-name="T7">關鍵字搜索可見我先前發表文章</text:span><text:span text:style-name="T9">,</text:span><text:span text:style-name="T7">用局外人與當事者角度評價會比較公允</text:span><text:span text:style-name="T9">,</text:span><text:span text:style-name="T7">打破現況大破大立不然只是浪費時間</text:span><text:span text:style-name="T9">.<text:line-break/><text:line-break/></text:span><text:span text:style-name="T7">這是最壞的年代</text:span><text:span text:style-name="T9">,</text:span><text:span text:style-name="T7">也是最好的年代</text:span><text:span text:style-name="T9">.</text:span><text:span text:style-name="T7">前者意指各國比爛</text:span><text:span text:style-name="T9">,</text:span><text:span text:style-name="T7">離三戰不遠矣</text:span><text:span text:style-name="T9">,</text:span><text:span text:style-name="T7">後者意指</text:span><text:span text:style-name="T9">...</text:span><text:span text:style-name="T7">還好有我</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